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5">
      <style:text-properties fo:font-weight="bold" style:font-weight-asian="bold" style:font-weight-complex="bold"/>
    </style:style>
    <style:style style:name="P3" style:family="paragraph" style:parent-style-name="Standard" style:list-style-name="L7">
      <style:text-properties fo:font-weight="bold" style:font-weight-asian="bold" style:font-weight-complex="bold"/>
    </style:style>
    <style:style style:name="P4" style:family="paragraph" style:parent-style-name="Standard">
      <style:text-properties fo:color="#c5000b"/>
    </style:style>
    <style:style style:name="P5" style:family="paragraph" style:parent-style-name="Standard">
      <style:text-properties fo:color="#c5000b" fo:font-weight="normal" style:font-weight-asian="normal" style:font-weight-complex="normal"/>
    </style:style>
    <style:style style:name="P6" style:family="paragraph" style:parent-style-name="Standard">
      <style:text-properties fo:color="#c5000b" fo:font-weight="bold" style:font-weight-asian="bold" style:font-weight-complex="bold"/>
    </style:style>
    <style:style style:name="P7" style:family="paragraph" style:parent-style-name="Standard">
      <style:text-properties fo:color="#c5000b" style:text-underline-style="none"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list-style-name="L1">
      <style:text-properties fo:font-weight="normal" style:font-weight-asian="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4">
      <style:text-properties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text-properties style:use-window-font-color="true" style:text-underline-style="none" fo:font-weight="bold" style:font-weight-asian="bold" style:font-weight-complex="bold"/>
    </style:style>
    <style:style style:name="P15" style:family="paragraph" style:parent-style-name="Standard">
      <style:text-properties style:use-window-font-color="true" fo:font-weight="bold" style:font-weight-asian="bold" style:font-weight-complex="bold"/>
    </style:style>
    <style:style style:name="P16" style:family="paragraph" style:parent-style-name="Standard">
      <style:text-properties style:use-window-font-color="true" fo:font-style="italic" style:text-underline-style="none" fo:font-weight="bold" style:font-style-asian="italic" style:font-weight-asian="bold" style:font-style-complex="italic" style:font-weight-complex="bold"/>
    </style:style>
    <style:style style:name="P17" style:family="paragraph" style:parent-style-name="Standard">
      <style:text-properties style:use-window-font-color="true" fo:font-style="italic" fo:font-weight="bold" style:font-style-asian="italic" style:font-weight-asian="bold" style:font-style-complex="italic" style:font-weight-complex="bold"/>
    </style:style>
    <style:style style:name="P18" style:family="paragraph" style:parent-style-name="Standard">
      <style:text-properties style:use-window-font-color="true" fo:font-weight="normal" style:font-weight-asian="normal" style:font-weight-complex="normal"/>
    </style:style>
    <style:style style:name="T1" style:family="text">
      <style:text-properties fo:color="#c5000b"/>
    </style:style>
    <style:style style:name="T2" style:family="text">
      <style:text-properties fo:color="#c5000b"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 Introduction</text:p>
      <text:p text:style-name="P1"/>
      <text:p text:style-name="P1">Les 2 – How to edit and run code in Chrome?</text:p>
      <text:p text:style-name="P1"/>
      <text:p text:style-name="Standard">Asim gebruikt de Chrome Developer Tools die je bereikt door rechts te klikken op de webpagina en Inspect te kiezen. Kies daarna de Sources tab en je ziet een leeg scherm waarin je een pagina kunt laden. Links is de Navigator, rechts de Debugger en onder de Console. Deze kunnen alle drie naar wens geopend of gesloten worden.</text:p>
      <text:p text:style-name="Standard"/>
      <text:p text:style-name="Standard">Je kunt hier zelf code in schrijven in de vorm van Snippets, te vinden in de Navigator. Rechtsklik erop om een nieuwe code snippet te maken. In het window kun je desnoods een heel programma invoeren. Runnen doe je door a)de code te selecteren en op CMD-Enter te drukken of op de Play knop in de Debugger te klikken. De resultaten verschijnen in de Console.</text:p>
      <text:p text:style-name="Standard"/>
      <text:p text:style-name="Standard"/>
      <text:p text:style-name="P1">Section 2 – Basics</text:p>
      <text:p text:style-name="Standard"/>
      <text:p text:style-name="P1">Les 3 – What is “use strict” and what does it do?</text:p>
      <text:p text:style-name="P1"/>
      <text:p text:style-name="Standard">Hiermee plaats je de code in de 'strict mode'. Codeer fouten die anders onopgemerkt zouden blijven worden nu zichtbaar. Je activeert het door</text:p>
      <text:p text:style-name="Standard"/>
      <text:p text:style-name="Standard"><text:tab/><text:span text:style-name="T1">“use strict”;</text:span><text:tab/><text:tab/>// Let op de aanhalingstekens, dit is een string!</text:p>
      <text:p text:style-name="Standard"/>
      <text:p text:style-name="Standard">In de code op te nemen. Liefst boven aan de pagina, de code ervoor is nl. niet in strict mode. Je kunt ook ervoor kiezen om bepaalde delen in strict mode te zetten, bijv. als je oude javascript code aanpast. Maak dan een functie en zet daarbinnen “use strict”. Alle code erbuiten is niet in strict mode:</text:p>
      <text:p text:style-name="Standard"/>
      <text:p text:style-name="P4"><text:tab/>// niet in strict mode</text:p>
      <text:p text:style-name="P4"><text:tab/>function myFunction() {</text:p>
      <text:p text:style-name="P4"><text:tab/><text:tab/>“use strict”;</text:p>
      <text:p text:style-name="P4"><text:tab/><text:tab/>// code </text:p>
      <text:p text:style-name="P4"><text:tab/>}</text:p>
      <text:p text:style-name="P4"/>
      <text:p text:style-name="Standard">De reden dat het een string is en geen keyword heeft te maken met browsercompatibiliteit. Oude browsers die geen strict mode kennen zullen de string negeren.</text:p>
      <text:p text:style-name="Standard"/>
      <text:p text:style-name="P1">Wat doet strict mode zoal?</text:p>
      <text:p text:style-name="P8">1. Het gebruik van variabelen voordat ze gedefinieerd zijn geeft een foutmelding. Hiermee ontdek je het fout spellen van een variabele later in de code:</text:p>
      <text:p text:style-name="P8"/>
      <text:p text:style-name="P8"><text:tab/>eenHeleLangeVariabeleNaam = 1;</text:p>
      <text:p text:style-name="P8"><text:tab/>// later in code:</text:p>
      <text:p text:style-name="P8"><text:tab/>eenheleLangeVariabeleNaam = 2;</text:p>
      <text:p text:style-name="P8"/>
      <text:p text:style-name="P8">Zonder strict mode zouden er nu 2 variabelen bestaan. </text:p>
      <text:p text:style-name="P8"/>
      <text:p text:style-name="P8">2. Het gebruik van keywords die gereserveerd zijn voor toekomstige versies van javascript is niet toegestaan. Voorbeeld:</text:p>
      <text:p text:style-name="P8"/>
      <text:p text:style-name="P8"><text:tab/>var let = 3;</text:p>
      <text:p text:style-name="P8"><text:soft-page-break/>Het keyword “let” zal worden gebruikt voor het definiëren van constants.</text:p>
      <text:p text:style-name="P8"/>
      <text:p text:style-name="P8">3. In strict mode kun je gen variabelen, functies en functie argumenten verwijderen. Het volgende kan dus niet in strict mode:</text:p>
      <text:p text:style-name="P8"/>
      <text:p text:style-name="P8"/>
      <text:p text:style-name="P5"><text:tab/>var foo = 1;</text:p>
      <text:p text:style-name="P5"><text:tab/>delete foo;</text:p>
      <text:p text:style-name="P5"/>
      <text:p text:style-name="P5"><text:tab/>function foo() {};</text:p>
      <text:p text:style-name="P5"><text:tab/>delete foo();</text:p>
      <text:p text:style-name="P5"/>
      <text:p text:style-name="P5"><text:tab/>function foo(arg) {</text:p>
      <text:p text:style-name="P5"><text:tab/><text:tab/>delete arg;</text:p>
      <text:p text:style-name="P5"><text:tab/>};</text:p>
      <text:p text:style-name="P5"/>
      <text:p text:style-name="P8">4. De eval() functie werkt veiliger in strict mode. Variabelen die in de eval() call gedefinieerd worden, 'lekken' niet naar buiten. Vorbeeld:</text:p>
      <text:p text:style-name="P8"/>
      <text:p text:style-name="P5"><text:tab/>var a = 2;</text:p>
      <text:p text:style-name="P5"><text:tab/>eval(“var a = 1”);</text:p>
      <text:p text:style-name="P5"><text:tab/>console.log(a);</text:p>
      <text:p text:style-name="P5"/>
      <text:p text:style-name="P8">In non-strict mode zal a de waarde 1 hebben, in strict mode de waarde 2 omdat de 'a' dan alleen lokaal is voor de eval() functie.</text:p>
      <text:p text:style-name="P8"/>
      <text:p text:style-name="P8"/>
      <text:p text:style-name="P1">Les 4 – Does javascript pass variables by reference or by value?</text:p>
      <text:p text:style-name="P1"><text:span text:style-name="T3"/></text:p>
      <text:p text:style-name="P1"><text:span text:style-name="T3">Antwoord: primitieve type zoals integers, strings, booleans worden by value doorgegeven – een kopie van de variabele wordt feitelijk doorgegeven. Objecten worden by reference doorgegeven – een pointer naar het object wordt doorgegeven.</text:span></text:p>
      <text:p text:style-name="P1"><text:span text:style-name="T3"/></text:p>
      <text:p text:style-name="P1"><text:span text:style-name="T3">Voorbeelden:</text:span></text:p>
      <text:p text:style-name="P1"><text:span text:style-name="T3"/></text:p>
      <text:p text:style-name="P6"><text:span text:style-name="T3"><text:tab/>var a=1;</text:span></text:p>
      <text:p text:style-name="P6"><text:span text:style-name="T3"><text:tab/>function foo(x) {</text:span></text:p>
      <text:p text:style-name="P6"><text:span text:style-name="T3"><text:tab/><text:tab/>x = 3;</text:span></text:p>
      <text:p text:style-name="P6"><text:span text:style-name="T3"><text:tab/>}</text:span></text:p>
      <text:p text:style-name="P6"><text:span text:style-name="T3"><text:tab/>foo(a);</text:span></text:p>
      <text:p text:style-name="P5"><text:tab/>console.log(a);<text:tab/><text:span text:style-name="T4">// resultaat: a = 1;</text:span></text:p>
      <text:p text:style-name="P5"/>
      <text:p text:style-name="P8">Daarentegen:</text:p>
      <text:p text:style-name="P8"/>
      <text:p text:style-name="P5"><text:tab/>var a = {start: 23};</text:p>
      <text:p text:style-name="P5"><text:tab/>function foo(x) {</text:p>
      <text:p text:style-name="P5"><text:tab/><text:tab/>x.start = 35;</text:p>
      <text:p text:style-name="P5"><text:tab/>}</text:p>
      <text:p text:style-name="P5"><text:tab/>foo(a);</text:p>
      <text:p text:style-name="P5"><text:tab/>console.log(a);<text:tab/><text:span text:style-name="T4">// resultaat: a.start = 35!</text:span></text:p>
      <text:p text:style-name="P5"><text:span text:style-name="T4"/></text:p>
      <text:p text:style-name="P5"><text:span text:style-name="T4">Datgene waar de parameter naar verwijst kun je echter niet aanpassen. Voorbeeld:</text:span></text:p>
      <text:p text:style-name="P5"><text:soft-page-break/><text:span text:style-name="T4"/></text:p>
      <text:p text:style-name="P5"><text:tab/>var a = {start: 23};</text:p>
      <text:p text:style-name="P5"><text:tab/>function foo(x) {</text:p>
      <text:p text:style-name="P5"><text:tab/><text:tab/>x = {eind: 35};</text:p>
      <text:p text:style-name="P5"><text:tab/><text:tab/>console.log(x);<text:tab/><text:span text:style-name="T4">// resultaat: {eind: 35}</text:span></text:p>
      <text:p text:style-name="P5"><text:tab/>}</text:p>
      <text:p text:style-name="P5"><text:tab/>foo(a);</text:p>
      <text:p text:style-name="P5"><text:tab/>console.log(a);<text:tab/><text:tab/><text:span text:style-name="T4">// resultaat: {start: 23 }</text:span></text:p>
      <text:p text:style-name="P5"/>
      <text:p text:style-name="P5"><text:span text:style-name="T4">Omdat a een object is kan foo() wel de inhoud ervan maar het object zelf niet aanpassen. Nog een voorbeeld waarbij de inhoud van het object wordt aangepast – uitgebreid met een key-value pair:</text:span></text:p>
      <text:p text:style-name="P5"/>
      <text:p text:style-name="P5"><text:tab/>var a = {'start': 23};</text:p>
      <text:p text:style-name="P5"><text:tab/>function foo(x) {</text:p>
      <text:p text:style-name="P5"><text:tab/><text:tab/>x.eind = 35;</text:p>
      <text:p text:style-name="P5"><text:tab/><text:tab/>console.log(x);<text:tab/><text:span text:style-name="T4">// resultaat: {start:23, eind:35}</text:span></text:p>
      <text:p text:style-name="P5"><text:tab/>}</text:p>
      <text:p text:style-name="P5"><text:tab/>foo(a);</text:p>
      <text:p text:style-name="P5"><text:tab/>console.log(a);<text:tab/><text:tab/><text:span text:style-name="T4">// resultaat: {start:23, eind:35 }</text:span></text:p>
      <text:p text:style-name="P5"><text:span text:style-name="T4"/></text:p>
      <text:p text:style-name="P5"><text:span text:style-name="T4">Let ook op dat de key met of zonder quotes geschreven kan worden. </text:span></text:p>
      <text:p text:style-name="P5"><text:span text:style-name="T4"/></text:p>
      <text:p text:style-name="P5"><text:span text:style-name="T4">Het volgende heeft echter geen effect omdat parameter x naar een ander object gaat verwijzen, hoewel dat dezelfde structuur heeft:</text:span></text:p>
      <text:p text:style-name="P5"><text:span text:style-name="T4"/></text:p>
      <text:p text:style-name="P5"><text:tab/>var a = {'start': 23};</text:p>
      <text:p text:style-name="P5"><text:tab/>function foo(x) {</text:p>
      <text:p text:style-name="P5"><text:tab/><text:tab/>x = {start: 35};</text:p>
      <text:p text:style-name="P5"><text:tab/><text:tab/>console.log(x);<text:tab/><text:span text:style-name="T4">// resultaat: {start:35}</text:span></text:p>
      <text:p text:style-name="P5"><text:tab/>}</text:p>
      <text:p text:style-name="P5"><text:tab/>foo(a);</text:p>
      <text:p text:style-name="P5"><text:tab/>console.log(a);<text:tab/><text:tab/><text:span text:style-name="T4">// resultaat: {start:23}</text:span></text:p>
      <text:p text:style-name="P5"><text:span text:style-name="T4"/></text:p>
      <text:p text:style-name="P5"><text:span text:style-name="T4"/></text:p>
      <text:p text:style-name="P6"><text:span text:style-name="T4">Section 3 Types &amp; Equality</text:span></text:p>
      <text:p text:style-name="P6"/>
      <text:p text:style-name="P1">Les 5 – What are the different types in javascript?</text:p>
      <text:p text:style-name="P1"/>
      <text:p text:style-name="P8">In Ecmascript 5 worden de 6 typen gedefinieerd, 5 primitieve en 1 non-primitief type:</text:p>
      <text:list xml:id="list4479804434755999253" text:style-name="L1">
        <text:list-item>
          <text:p text:style-name="P9">Boolean (true/false)</text:p>
        </text:list-item>
        <text:list-item>
          <text:p text:style-name="P9">Number (1, 1.5 etc)</text:p>
        </text:list-item>
        <text:list-item>
          <text:p text:style-name="P9">String ('A', “ee”, etc)</text:p>
        </text:list-item>
        <text:list-item>
          <text:p text:style-name="P9">Null (waarde null)</text:p>
        </text:list-item>
        <text:list-item>
          <text:p text:style-name="P9">Undefined (waarde undefined)</text:p>
        </text:list-item>
      </text:list>
      <text:p text:style-name="P8"/>
      <text:p text:style-name="P8">En het non-primitive type Object, met waarde tussen accolades <text:span text:style-name="T1">{}</text:span>, zoals key-value pairs {start: 23} of als <text:span text:style-name="T1">new Object()</text:span>.</text:p>
      <text:p text:style-name="P8"/>
      <text:p text:style-name="P8">Met de functie <text:span text:style-name="T1">typeof()</text:span> kan het type opgevraagd worden. Hier zit een foutje in: <text:span text:style-name="T1">typeof(null)</text:span> geeft als type <text:span text:style-name="T1">“Object”</text:span> terug, terwijl dit <text:span text:style-name="T1">Null</text:span> moet zijn.</text:p>
      <text:p text:style-name="P8"/>
      <text:p text:style-name="P8">Javascript is een dynamically typed taal, waarbij het type van de variabelen in run-time bepaald <text:soft-page-break/>wordt aan de hand van de toegekende waarden. Het type kan ook veranderen:</text:p>
      <text:p text:style-name="P8"/>
      <text:p text:style-name="P5"><text:tab/>var a = “String”;</text:p>
      <text:p text:style-name="P5"><text:tab/>a = 3;</text:p>
      <text:p text:style-name="P5"/>
      <text:p text:style-name="P8">Dit is legaal in javascript, maar niet in een static types taal als java.</text:p>
      <text:p text:style-name="P8"/>
      <text:p text:style-name="P8">De waarden <text:span text:style-name="T1">null</text:span> en <text:span text:style-name="T1">undefined</text:span> lijken op elkaar maar verschillen toch. Een variabele die niet geïnitialiseerd is heeft een <text:span text:style-name="T1">'undefined'</text:span> waarde. Dat geldt ook voor niet bestaande properties en vergeten parameters. Deze waarde undefined wordt door de javascript engine gegenereerd.</text:p>
      <text:p text:style-name="P8"/>
      <text:p text:style-name="P8">De waarde null wordt alleen door programma's gegenereerd, niet door de javascript engine. Vergelijk je null met undefined via</text:p>
      <text:p text:style-name="P8"/>
      <text:p text:style-name="P8"><text:tab/><text:span text:style-name="T1">null == undefined</text:span></text:p>
      <text:p text:style-name="P8">of</text:p>
      <text:p text:style-name="P8"><text:tab/><text:span text:style-name="T1">undefined == null</text:span></text:p>
      <text:p text:style-name="P8"/>
      <text:p text:style-name="P8">dan krijg je '<text:span text:style-name="T1">true</text:span>' als resultaat. De waarden zijn dus gelijk, maar de typen van deze variabelen, <text:span text:style-name="T1">Null</text:span> en <text:span text:style-name="T1">Undefined</text:span>, zijn niet gelijk. Beide hebben overigens maar één waarde.</text:p>
      <text:p text:style-name="P8"/>
      <text:p text:style-name="P8"/>
      <text:p text:style-name="P1">Les 6 – What's the difference between == and === ?</text:p>
      <text:p text:style-name="P1"/>
      <text:p text:style-name="P8">== staat in javascript voor equality</text:p>
      <text:p text:style-name="P8">=== staat in javascript voor strict equality</text:p>
      <text:p text:style-name="P8"/>
      <text:p text:style-name="P8">Kort samengevat vergelijkt == naar de waarde en === zowel waarde als type.</text:p>
      <text:p text:style-name="P8"/>
      <text:p text:style-name="P8">Voorbeelden:</text:p>
      <text:list xml:id="list8881116523149618380" text:style-name="L2">
        <text:list-item>
          <text:p text:style-name="P10">'' == '0' <text:tab/>false</text:p>
        </text:list-item>
        <text:list-item>
          <text:p text:style-name="P10">0 = ''<text:tab/><text:tab/>true</text:p>
        </text:list-item>
        <text:list-item>
          <text:p text:style-name="P10">0 == '0'<text:tab/>true</text:p>
        </text:list-item>
        <text:list-item>
          <text:p text:style-name="P10">0 === ''<text:tab/>false</text:p>
        </text:list-item>
        <text:list-item>
          <text:p text:style-name="P10">0 === '0'<text:tab/>false</text:p>
        </text:list-item>
        <text:list-item>
          <text:p text:style-name="P10">0 === 0<text:tab/>true</text:p>
        </text:list-item>
      </text:list>
      <text:p text:style-name="P8"/>
      <text:p text:style-name="P8">De reden dat 0 == '0' true is komt doordat de javascript engine zg. type coersion (?) toepast. Dit houdt in dat het eerst probeert de typen gelijk te maken en daarna de waarden vergelijkt. In dit geval wordt van de 0 een String(0) gemaakt en dat is uiteindelijk gelijk aan '0'.</text:p>
      <text:p text:style-name="P8"/>
      <text:p text:style-name="P8">Bij de vergelijking false == 'false' gaat het weer anders. De javascript engine zet de rechterkant eerst om in een boolean door Boolean('false') uit te voeren. Dit krijgt echter de waarde true...</text:p>
      <text:p text:style-name="P8"/>
      <text:p text:style-name="P8">Er is een hele vergelijkingstabel te vinden op <text:a xlink:type="simple" xlink:href="http://dorey.github.io/Javascript-Equality-Table" text:style-name="Internet_20_link" text:visited-style-name="Visited_20_Internet_20_Link">dorey.github.io/Javascript-Equality-Table</text:a> (link doet het niet??).</text:p>
      <text:p text:style-name="P8"/>
      <text:p text:style-name="P8">Omdat de uitkomst van de == niet altijd even logisch is, is het beter om de === operator te gebruiken.</text:p>
      <text:p text:style-name="P8"/>
      <text:p text:style-name="P8"/>
      <text:p text:style-name="Standard"><text:span text:style-name="T6">Les 7 – What is NaN and how can we check for it?</text:span></text:p>
      <text:p text:style-name="Standard"><text:soft-page-break/><text:span text:style-name="T3"/></text:p>
      <text:p text:style-name="P8">NaN staat voor Not a Number. Het type hiervan is vreemd genoeg “number”. Dit is de uitkomst van bijv. vreemde calculaties zoals “abc”/4.</text:p>
      <text:p text:style-name="P8"/>
      <text:p text:style-name="P8">Elke vergelijking van NaN met iets anders is false:</text:p>
      <text:list xml:id="list2731818594507314395" text:style-name="L3">
        <text:list-item>
          <text:p text:style-name="P11">NaN == 0:<text:tab/><text:tab/>false</text:p>
        </text:list-item>
        <text:list-item>
          <text:p text:style-name="P11">NaN == false:<text:tab/><text:tab/>false</text:p>
        </text:list-item>
        <text:list-item>
          <text:p text:style-name="P11">NaN == true:<text:tab/><text:tab/>false</text:p>
        </text:list-item>
        <text:list-item>
          <text:p text:style-name="P11">NaN == NaN:<text:tab/><text:tab/>false!!</text:p>
        </text:list-item>
      </text:list>
      <text:p text:style-name="P8"/>
      <text:p text:style-name="P8">De vraag is nu hoe je checkt of iets gelijk is aan NaN. Hiervoor is de functie isNaN(), maar deze heeft zijn eigenaardigheden:</text:p>
      <text:list xml:id="list8967167281139112921" text:style-name="L4">
        <text:list-item>
          <text:p text:style-name="P12">isNaN(NaN):<text:tab/><text:tab/>true</text:p>
        </text:list-item>
        <text:list-item>
          <text:p text:style-name="P12">isNaN(1):<text:tab/><text:tab/>false</text:p>
        </text:list-item>
        <text:list-item>
          <text:p text:style-name="P12">isNaN(“1”):<text:tab/><text:tab/>false</text:p>
        </text:list-item>
        <text:list-item>
          <text:p text:style-name="P12">isNaN(“A”):<text:tab/><text:tab/>true!!!</text:p>
        </text:list-item>
      </text:list>
      <text:p text:style-name="P8"/>
      <text:p text:style-name="P8">Ook hier is sprake van (impliciete) type coersion. Wanneer het argument een string is, dan wordt daar eerst de Number|() functie op toegepast. In het geval van Number(“1”) is de uitkomst 1 en dat is een getal, dus isNaN(“1”) is false. In het geval van Number(“A”) is de uitkomst NaN en isNaN(NaN) is true.</text:p>
      <text:p text:style-name="P8"/>
      <text:p text:style-name="P8">Met alleen de isNaN() functie ben je dus niet 100% zeker. Er is echter een manier om te checken of een waarde echt NaN is. Dat doe je door</text:p>
      <text:p text:style-name="P8"/>
      <text:p text:style-name="P5"><text:tab/>waarde !== waarde</text:p>
      <text:p text:style-name="P8"/>
      <text:p text:style-name="P8">uit te voeren. Alleen als de uitkomst van deze vergelijk <text:span text:style-name="T1">true</text:span> is, dan is het 100% zeker dat de waarde gelijk is aan NaN. In alle andere gevallen heeft de vergelijking waarde !== waarde als uitkomst false.</text:p>
      <text:p text:style-name="P8"/>
      <text:p text:style-name="P8"/>
      <text:p text:style-name="P1">Section 4 Scopes</text:p>
      <text:p text:style-name="P1"/>
      <text:p text:style-name="P1">Les 8 – What are the different scopes in javascript?</text:p>
      <text:p text:style-name="P8"/>
      <text:p text:style-name="P8">Javascript kent 2 scopes: een globale en een functie scope. Een block scope zoals in java, swift etc. kent javascript niet. Dit betekent dat wanneer je een variabele bijv. in een for-loop/while-loop definieert deze ook buiten de loop zijn (eind)waarde vasthoudt.</text:p>
      <text:p text:style-name="P8"/>
      <text:p text:style-name="P8">Alle globale variabelen zijn in javascript properties van het <text:span text:style-name="T1">window</text:span> object <text:span text:style-name="T7">wanneer de code in de browser draait</text:span>. Definieer je een globale variabele:</text:p>
      <text:p text:style-name="P8"/>
      <text:p text:style-name="P5"><text:tab/>var moo = 1;</text:p>
      <text:p text:style-name="P5"/>
      <text:p text:style-name="P8">Dan is deze ook als property van het window object te benaderen:</text:p>
      <text:p text:style-name="P8"/>
      <text:p text:style-name="P8"><text:span text:style-name="T1"><text:tab/>console.log(window.moo);</text:span><text:tab/><text:tab/>// resultaat 1</text:p>
      <text:p text:style-name="P8"/>
      <text:p text:style-name="P8">Draai je de code in Node.js dan is 'global' het globale object en wordt de variabele 'moo' daar als property aan gehangen. Het effect is echter hetzelfde: de variabele is overal in de code beschikbaar.</text:p>
      <text:p text:style-name="P8"/>
      <text:p text:style-name="P8"><text:soft-page-break/></text:p>
      <text:p text:style-name="P1">Les 9 -What is variable hosting?</text:p>
      <text:p text:style-name="P1"><text:span text:style-name="T3"/></text:p>
      <text:p text:style-name="P1"><text:span text:style-name="T3">Om dit concept te begrijpen het volgende voorbeeld:</text:span></text:p>
      <text:p text:style-name="P1"><text:span text:style-name="T3"/></text:p>
      <text:p text:style-name="P6"><text:span text:style-name="T3"><text:tab/>“use strict”;</text:span></text:p>
      <text:p text:style-name="P6"><text:span text:style-name="T3"><text:tab/>console.log(a);</text:span></text:p>
      <text:p text:style-name="P6"><text:span text:style-name="T3"><text:tab/>var a = 1;</text:span></text:p>
      <text:p text:style-name="P1"><text:span text:style-name="T3"/></text:p>
      <text:p text:style-name="P1"><text:span text:style-name="T3">Deze code geeft merkwaardig genoeg geen foutmelding. In het console is 'undefined' af te lezen als resultaat van de console.log(). De javascript engine verwerkt deze code nl. als volgt. Wanneer het de variabele declaratie tegenkomt dan splitst de engine deze in tweeën:</text:span></text:p>
      <text:p text:style-name="P1"><text:span text:style-name="T3"/></text:p>
      <text:p text:style-name="P6"><text:span text:style-name="T3"><text:tab/>var a;</text:span></text:p>
      <text:p text:style-name="P6"><text:span text:style-name="T3"><text:tab/>a = 1;</text:span></text:p>
      <text:p text:style-name="P1"><text:span text:style-name="T3"/></text:p>
      <text:p text:style-name="P1"><text:span text:style-name="T3">De variabele definitie wordt zover mogelijk naar voren gehaald – omdat het een globale variabele is. De code komt er daardoor in feite als volgt uit te zien:</text:span></text:p>
      <text:p text:style-name="P1"><text:span text:style-name="T3"/></text:p>
      <text:p text:style-name="P6"><text:span text:style-name="T3"><text:tab/>var a;</text:span></text:p>
      <text:p text:style-name="P6"><text:span text:style-name="T3"><text:tab/>console.log(a);</text:span></text:p>
      <text:p text:style-name="P6"><text:span text:style-name="T3"><text:tab/>a = 1;</text:span></text:p>
      <text:p text:style-name="P1"><text:span text:style-name="T3"/></text:p>
      <text:p text:style-name="P1"><text:span text:style-name="T3">En dan is het duidelijk waar het 'undefined' resultaat vandaan komt. Ook wanneer deze code in een functie zou staan dan werkt het op dezelfde manier, zij het dat de variabele definitie dan naar het begin van de functie wordt gehaald.</text:span></text:p>
      <text:p text:style-name="P1"><text:span text:style-name="T3"/></text:p>
      <text:p text:style-name="P1"><text:span text:style-name="T3">Dit hoisting gedrag werkt evenzo bij functies. Je kunt dus een functie aanroepen voordat deze is gedefinieerd:</text:span></text:p>
      <text:p text:style-name="P1"><text:span text:style-name="T3"/></text:p>
      <text:p text:style-name="P1"><text:span text:style-name="T3"><text:tab/>foo();</text:span></text:p>
      <text:p text:style-name="P1"><text:span text:style-name="T3"><text:tab/>function foo() {</text:span></text:p>
      <text:p text:style-name="P1"><text:span text:style-name="T3"><text:tab/><text:tab/>var a = 1;</text:span></text:p>
      <text:p text:style-name="P1"><text:span text:style-name="T3"><text:tab/><text:tab/>console.log(a);</text:span></text:p>
      <text:p text:style-name="P1"><text:span text:style-name="T3"><text:tab/>}</text:span></text:p>
      <text:p text:style-name="P8"/>
      <text:p text:style-name="P8">Wanneer je foo echter als een anonieme functie variabele definieert dan gaat het mis:</text:p>
      <text:p text:style-name="P8"/>
      <text:p text:style-name="P8"><text:tab/><text:span text:style-name="T1">foo();</text:span><text:tab/><text:tab/>// Error: foo is not a function</text:p>
      <text:p text:style-name="P5"><text:tab/>var foo = function() {</text:p>
      <text:p text:style-name="P5"><text:tab/><text:tab/>var a = 1;</text:p>
      <text:p text:style-name="P5"><text:tab/><text:tab/>console.log(a);</text:p>
      <text:p text:style-name="P5"><text:tab/>}</text:p>
      <text:p text:style-name="P8"/>
      <text:p text:style-name="P8">Dit komt omdat de variabele definitie naar voren wordt gehaald, waardoor foo een primitieve of object variabele is maar geen functie:</text:p>
      <text:p text:style-name="P8"/>
      <text:p text:style-name="P5"><text:tab/>var foo;</text:p>
      <text:p text:style-name="P8"><text:span text:style-name="T1"><text:tab/>foo();<text:tab/></text:span><text:tab/>// Error: foo is not a function</text:p>
      <text:p text:style-name="P5"><text:tab/>foo = function() {</text:p>
      <text:p text:style-name="P5"><text:tab/><text:tab/>var a = 1;</text:p>
      <text:p text:style-name="P5"><text:tab/><text:tab/>console.log(a);</text:p>
      <text:p text:style-name="P5"><text:soft-page-break/><text:tab/>}</text:p>
      <text:p text:style-name="P8"/>
      <text:p text:style-name="P8"/>
      <text:p text:style-name="P1">Les 10 – What is the scope chain?</text:p>
      <text:p text:style-name="P1"><text:span text:style-name="T3"/></text:p>
      <text:p text:style-name="P1"><text:span text:style-name="T3">De scope chain is de weg die gevolgd wordt bij het zoeken naar de definitie van variabelen of functies. Als voorbeeld een functie die binnen een andere functie is gedefinieerd en waarin een variabele x wordt gebruikt. De javascript engine zal eerst binnen de functie zelf zoeken naar de definitie van de variabele, indien niet gevonden vervolgens binnen de 'parent' functie en, indien niet gevonden, globaal gaan zoeken.</text:span></text:p>
      <text:p text:style-name="P1"><text:span text:style-name="T3"/></text:p>
      <text:p text:style-name="P1"><text:span text:style-name="T3">Asim behandelt een wat complexer voorbeeld:</text:span></text:p>
      <text:p text:style-name="P1"><text:span text:style-name="T3"/></text:p>
      <text:p text:style-name="P6"><text:span text:style-name="T3"><text:tab/>“use strict”;</text:span></text:p>
      <text:p text:style-name="P6"><text:span text:style-name="T3"/></text:p>
      <text:p text:style-name="P6"><text:span text:style-name="T3"><text:tab/>function foo() {</text:span></text:p>
      <text:p text:style-name="P6"><text:span text:style-name="T3"><text:tab/><text:tab/>console.log(myvar);</text:span></text:p>
      <text:p text:style-name="P6"><text:span text:style-name="T3"><text:tab/>}</text:span></text:p>
      <text:p text:style-name="P5"/>
      <text:p text:style-name="P5"><text:tab/>function goo() {</text:p>
      <text:p text:style-name="P5"><text:tab/><text:tab/>var myvar = 1;</text:p>
      <text:p text:style-name="P5"><text:tab/><text:tab/>foo();</text:p>
      <text:p text:style-name="P5"><text:tab/>}</text:p>
      <text:p text:style-name="P5"/>
      <text:p text:style-name="P5"><text:tab/>goo();</text:p>
      <text:p text:style-name="P5"/>
      <text:p text:style-name="P8">Run je deze code dan volgt er een foutmelding omdat myvar niet gedefinieerd is in functie foo(), ondanks dat foo() in goo() wordt aangeroepen na de declaratie van myvar!</text:p>
      <text:p text:style-name="P8">Dit komt omdat de scope chain zg. lexikaal bepaald wordt, eenvoudig gezegd betekent dat in de volgorde waarin de code in de pagina is geschreven – van boven naar beneden. Zo bekeken bestaat myvar dus niet in foo().</text:p>
      <text:p text:style-name="P8">De oplossing is dus om de definitie van foo() binnen goo() na de declaratie van myvar te plaatsen, of onder goo(). </text:p>
      <text:p text:style-name="P8"/>
      <text:p text:style-name="P8"/>
      <text:p text:style-name="P1">Les 11 – What is an IIFE and why might you use it?</text:p>
      <text:p text:style-name="P1"><text:span text:style-name="T3"/></text:p>
      <text:p text:style-name="P1"><text:span text:style-name="T3">IIFE = Immediately Invoked Function Expression</text:span></text:p>
      <text:p text:style-name="P1"><text:span text:style-name="T3"/></text:p>
      <text:p text:style-name="P1"><text:span text:style-name="T3">Om dit concept uit te leggen start Asim met 3 files:</text:span></text:p>
      <text:p text:style-name="P1"><text:span text:style-name="T3"/></text:p>
      <text:list xml:id="list926837610889878773" text:style-name="L5">
        <text:list-item>
          <text:p text:style-name="P2"><text:span text:style-name="T3">main.js</text:span></text:p>
        </text:list-item>
      </text:list>
      <text:p text:style-name="P6"><text:span text:style-name="T3"><text:tab/><text:tab/>“use strict”;</text:span></text:p>
      <text:p text:style-name="P6"><text:span text:style-name="T3"><text:tab/><text:tab/>var thing = {'Hello': 'main'};</text:span></text:p>
      <text:p text:style-name="P6"><text:span text:style-name="T3"><text:tab/><text:tab/>console.log(“main : ”, thing);</text:span></text:p>
      <text:list xml:id="list1999694359" text:continue-numbering="true" text:style-name="L5">
        <text:list-item>
          <text:p text:style-name="P2"><text:span text:style-name="T3">other.js</text:span></text:p>
        </text:list-item>
      </text:list>
      <text:p text:style-name="P6"><text:span text:style-name="T3"><text:tab/><text:tab/>“use strict”;</text:span></text:p>
      <text:p text:style-name="P6"><text:span text:style-name="T3"><text:tab/><text:tab/>var thing = {'hello': 'other'};</text:span></text:p>
      <text:p text:style-name="P6"><text:span text:style-name="T3"><text:tab/><text:tab/>console.log(“other : ”, thing);</text:span></text:p>
      <text:list xml:id="list1755778557" text:continue-numbering="true" text:style-name="L5">
        <text:list-item>
          <text:p text:style-name="P2"><text:span text:style-name="T3">index.html</text:span></text:p>
          <text:p text:style-name="P2"><text:span text:style-name="T3">In deze file worden achtereenvolgens main.js en other.js geladen.</text:span></text:p>
        </text:list-item>
      </text:list>
      <text:p text:style-name="P1"><text:span text:style-name="T3"/></text:p>
      <text:p text:style-name="P1"><text:soft-page-break/><text:span text:style-name="T3">Run je deze code dan worden achtereenvolgens de thing variabele uit main.js en other.js in het console gelogd.</text:span></text:p>
      <text:p text:style-name="P1"><text:span text:style-name="T3"/></text:p>
      <text:p text:style-name="P1"><text:span text:style-name="T3">De vraag is nu wat de waarde van variabele thing is in index.html na het laden van beide .js files. Het antwoord is simpel: de waarde die thing als laatste, dus in other.js, heeft gekregen. Dat komt doordat de globale variabele thing die in main.js werd gedefinieerd vervolgens in other.js wordt overschreven.</text:span></text:p>
      <text:p text:style-name="P1"><text:span text:style-name="T3"/></text:p>
      <text:p text:style-name="P1"><text:span text:style-name="T3">Dit geeft twee problemen: allereerst wordt de global namespace vervuild met variabelen die je niet overal nodig hebt en ten tweede worden globale variabelen mogelijk ongewild overschreven, waardoor het gedrag van de applicatie onvoorspelbaar kan worden. </text:span></text:p>
      <text:p text:style-name="P13"><text:span text:style-name="T3"/></text:p>
      <text:p text:style-name="P13"><text:span text:style-name="T3">De oplossing is geleden in de scope. Zet je de thing variabele in beide .js files in een functie, dan is deze niet meer globaal beschikbaar. Roep de functie direct aan na diens definitie. Main.js zal er dan als volgt uit gaan zien:</text:span></text:p>
      <text:p text:style-name="P13"><text:span text:style-name="T3"/></text:p>
      <text:p text:style-name="P6"><text:span text:style-name="T3"><text:tab/>“use strict”;</text:span></text:p>
      <text:p text:style-name="P7"><text:span text:style-name="T3"><text:tab/>function mainScope()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tab/>mainScope();</text:span></text:p>
      <text:p text:style-name="P7"><text:span text:style-name="T3"/></text:p>
      <text:p text:style-name="P13"><text:span text:style-name="T3">Doe hetzelfde in other.js en noem de functie otherScope().</text:span></text:p>
      <text:p text:style-name="P13"><text:span text:style-name="T3"/></text:p>
      <text:p text:style-name="P13"><text:span text:style-name="T3">Dit is behoorlijk wat code en het kan minder. Maak beide functies anoniem (de functie heeft geen naam), zet ze tussen haakjes zodat ze aanroepbaar zijn en roep ze daarna direct aan. Main.js komt er dan als volgt uit te zien:</text:span></text:p>
      <text:p text:style-name="P13"><text:span text:style-name="T3"/></text:p>
      <text:p text:style-name="P6"><text:span text:style-name="T3"><text:tab/>“use strict”;</text:span></text:p>
      <text:p text:style-name="P7"><text:span text:style-name="T3"><text:tab/>(function () {</text:span></text:p>
      <text:p text:style-name="P6"><text:span text:style-name="T3"><text:tab/><text:tab/>var thing = {'hello': 'main'};</text:span></text:p>
      <text:p text:style-name="P7"><text:span text:style-name="T3"><text:tab/><text:tab/>console.log(“main : ”, thing);</text:span></text:p>
      <text:p text:style-name="P7"><text:span text:style-name="T3"><text:tab/>})();</text:span></text:p>
      <text:p text:style-name="P7"><text:span text:style-name="T3"/></text:p>
      <text:p text:style-name="P14"><text:span text:style-name="T3">De haakjes () aan het einde staan voor de aanroep van de anonieme functie. Other.js ziet er vergelijkbaar uit.</text:span></text:p>
      <text:p text:style-name="P14"><text:span text:style-name="T3">De naam IIFE is hiermee verklaard: de anonieme functie wordt direct na de definitie aangeroepen.</text:span></text:p>
      <text:p text:style-name="P14"><text:span text:style-name="T3"/></text:p>
      <text:p text:style-name="P14"><text:span text:style-name="T3">De variabele thing wordt hierdoor ook verborgen in de beide anonieme functies (in main.js en other.js) en is dus niet globaal beschikbaar, wat precies de bedoeling is.</text:span></text:p>
      <text:p text:style-name="P14"><text:span text:style-name="T3"/></text:p>
      <text:p text:style-name="P14"><text:span text:style-name="T3"/></text:p>
      <text:p text:style-name="P14">Les 12 – What are function closures?</text:p>
      <text:p text:style-name="P14"><text:span text:style-name="T3"/></text:p>
      <text:p text:style-name="P14"><text:span text:style-name="T3">Het voorbeeld maakt duidelijk wat een function closure is:</text:span></text:p>
      <text:p text:style-name="P14"><text:span text:style-name="T3"/></text:p>
      <text:p text:style-name="P7"><text:span text:style-name="T3"><text:tab/>“use strict”;</text:span></text:p>
      <text:p text:style-name="P7"><text:span text:style-name="T3"><text:tab/>function sayHello(name) {</text:span></text:p>
      <text:p text:style-name="P7"><text:span text:style-name="T3"><text:tab/><text:tab/>var text = “Hello “ + name;</text:span></text:p>
      <text:p text:style-name="P7"><text:span text:style-name="T3"><text:tab/><text:tab/>return function() {</text:span></text:p>
      <text:p text:style-name="P7"><text:span text:style-name="T3"><text:tab/><text:tab/><text:tab/>console.log(text);</text:span></text:p>
      <text:p text:style-name="P7"><text:soft-page-break/><text:span text:style-name="T3"><text:tab/><text:tab/>}</text:span></text:p>
      <text:p text:style-name="P7"><text:span text:style-name="T3"><text:tab/>};</text:span></text:p>
      <text:p text:style-name="P7"><text:span text:style-name="T3"/></text:p>
      <text:p text:style-name="P7"><text:span text:style-name="T3"><text:tab/>sayHello(“Frank”);</text:span></text:p>
      <text:p text:style-name="P14"><text:span text:style-name="T3"/></text:p>
      <text:p text:style-name="P14"><text:span text:style-name="T3">Wanneer je deze code uitvoert dan is het resultaat:</text:span></text:p>
      <text:p text:style-name="P14"><text:span text:style-name="T3"/></text:p>
      <text:p text:style-name="P16"><text:span text:style-name="T3"><text:tab/>function {</text:span></text:p>
      <text:p text:style-name="P16"><text:span text:style-name="T3"><text:tab/><text:tab/>console.log(text);</text:span></text:p>
      <text:p text:style-name="P16"><text:span text:style-name="T3"><text:tab/>}</text:span></text:p>
      <text:p text:style-name="P17"><text:span text:style-name="T3"/></text:p>
      <text:p text:style-name="P8">Dit is nl. wat de call naar sayHello() oplevert: een anonieme functie en dat is dus de waarde van sayHello(“Frank”). Omdat dit een functie is, kun je deze uitvoeren door er “()” achter te zetten:</text:p>
      <text:p text:style-name="P8"/>
      <text:p text:style-name="P5"><text:tab/>sayHello(“Frank”)();</text:p>
      <text:p text:style-name="P5"/>
      <text:p text:style-name="P8">Het resultaat is nu “Hello Frank”. We kunnen van sayHello(“Frank”) nog een variabele maken:</text:p>
      <text:p text:style-name="P8"/>
      <text:p text:style-name="P5"><text:tab/>var sayFrank = sayHello(“Frank”);</text:p>
      <text:p text:style-name="P5"><text:tab/>sayFrank();</text:p>
      <text:p text:style-name="P5"/>
      <text:p text:style-name="P8">De variabele sayFrank is nu een <text:span text:style-name="T6">function closure.</text:span> De aanroep van sayFrank() heeft tot gevolg dat weer de string “Hello Frank” wordt afgedrukt.</text:p>
      <text:p text:style-name="P8"/>
      <text:p text:style-name="P8">Het bijzondere hiervan is dat de variabele <text:span text:style-name="T1">text</text:span> in sayHello() zijn waarde behoudt nadat sayHello is uitgevoerd, nl. bij de declaratie van de variabele sayFrank. Dit is anders dan we tot nu toe hebben gezien en <text:span text:style-name="T6">alleen in </text:span>het geval van <text:span text:style-name="T6">closures</text:span>, d.w.z. indien een functie als return resultaat een functie heeft, in dit geval dus de anonieme functie met de console.log() call. De anonieme functie die wordt geretourneerd heeft in dit unieke geval de beschikking over de 'actuele' (zie verder) waarde van de variabelen van zijn 'parent' functie, ook nadat die al is uitgevoerd.</text:p>
      <text:p text:style-name="P8"/>
      <text:p text:style-name="P8">De waarde van de variabelen waarnaar de function closure kan refereren, maar die niet binnen zijn eigen scope zijn (zoals variabele text hierboven) is de waarde die de variabelen logischerwijs zouden hebben op het moment dat de betreffende closure functie wordt aangeroepen, maar niet op het moment dat deze gecreëerd is. Het volgende voorbeeld maakt dit duidelijk:</text:p>
      <text:p text:style-name="P8"/>
      <text:p text:style-name="P8"><text:tab/><text:span text:style-name="T1">“use strict”;</text:span></text:p>
      <text:p text:style-name="P5"><text:tab/>var foo = [];</text:p>
      <text:p text:style-name="P5"><text:tab/>for (var i=0; i&lt;10; i++) {</text:p>
      <text:p text:style-name="P5"><text:tab/><text:tab/>foo[i] = function() { return i };</text:p>
      <text:p text:style-name="P5"><text:tab/>}</text:p>
      <text:p text:style-name="P5"><text:tab/>console.log(foo[0]());<text:span text:style-name="T4"><text:tab/><text:tab/>// resultaat: 10!!</text:span></text:p>
      <text:p text:style-name="P5"><text:tab/>console.log(foo[1]());<text:span text:style-name="T4"><text:tab/><text:tab/>// resultaat: 10!!</text:span></text:p>
      <text:p text:style-name="P5"><text:tab/>console.log(foo[2]());<text:span text:style-name="T4"><text:tab/><text:tab/>// resultaat: 10!!</text:span></text:p>
      <text:p text:style-name="P8"/>
      <text:p text:style-name="P8">Het resultaat hiervan is dat <text:span text:style-name="T7">3x de waarde 10</text:span> wordt getoond, niet wat je oop het eerste gezicht zou verwachten. De foo[]() functies krijgen nl. geen kopie van de waarde van i op het moment dat ze gecreëerd worden. De waarde van i wordt bepaald op het moment dat de foo[]() functie wordt aangeroepen. Loop je de code van boven naar beneden af, dan is de for-loop uitgevoerd op het moment dat foo[0]() wordt aangeroepen en heeft i de waarde 10. Dat geldt dus ook voor de calls naar foo[1]() en foo[2]).</text:p>
      <text:p text:style-name="P8"/>
      <text:p text:style-name="P8"><text:soft-page-break/>Hoe zorgen we nu dat de code zich wel gedraagt zoals we verwachten, m.a.w. dat er achtereenvolgens 0, 1 en 2 wordt getoond?</text:p>
      <text:p text:style-name="P8"/>
      <text:p text:style-name="P8">Hiervoor gebruiken we het principe van de IIFE uit de vorige les. Het resultaat is dan:</text:p>
      <text:p text:style-name="P8"/>
      <text:p text:style-name="P5"><text:tab/>“use strict”;</text:p>
      <text:p text:style-name="P5"><text:tab/>var foo = [];</text:p>
      <text:p text:style-name="P5"><text:tab/>for (var i=0; i&lt;10; i++) {</text:p>
      <text:p text:style-name="P5"><text:tab/><text:tab/>(function(){</text:p>
      <text:p text:style-name="P5"><text:tab/><text:tab/><text:tab/>var y=i;</text:p>
      <text:p text:style-name="P5"><text:tab/><text:tab/><text:tab/>foo[i] = function(){ return y };</text:p>
      <text:p text:style-name="P5"><text:tab/><text:tab/>}();</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Omdat de IIFE direct wordt uitgevoerd, creëer je a.h.w. een snapshot van de variabelen, y in dit geval. Op het moment dat foo[0]() wordt aangeroepen, heeft y de waarde 0, op het moment dat foo[1]() wordt aangeroepen heeft y de waarde 1, etc.</text:p>
      <text:p text:style-name="P8"/>
      <text:p text:style-name="P8">We kunnen deze code nog iets korter maken door de IIFE een parameter mee te geven:</text:p>
      <text:p text:style-name="P8"/>
      <text:p text:style-name="P5"><text:tab/>“use strict”;</text:p>
      <text:p text:style-name="P5"><text:tab/>var foo = [];</text:p>
      <text:p text:style-name="P5"><text:tab/>for (var i=0; i&lt;10; i++) {</text:p>
      <text:p text:style-name="P5"><text:tab/><text:tab/>(function(y){</text:p>
      <text:p text:style-name="P5"><text:tab/><text:tab/><text:tab/>foo[y] = function(){ return y };</text:p>
      <text:p text:style-name="P5"><text:tab/><text:tab/>}(i);</text:p>
      <text:p text:style-name="P5"><text:tab/>}</text:p>
      <text:p text:style-name="P5"><text:tab/>console.log(foo[0]());<text:span text:style-name="T4"><text:tab/><text:tab/>// resultaat: 0</text:span></text:p>
      <text:p text:style-name="P5"><text:tab/>console.log(foo[1]());<text:span text:style-name="T4"><text:tab/><text:tab/>// resultaat: 1</text:span></text:p>
      <text:p text:style-name="P5"><text:tab/>console.log(foo[2]());<text:span text:style-name="T4"><text:tab/><text:tab/>// resultaat: 2</text:span></text:p>
      <text:p text:style-name="P5"/>
      <text:p text:style-name="P8">Door i als parameter mee te geven aan de IIFE krijgt y de waarde van i en houdt deze vast omdat de IIFE onmiddellijk wordt uitgevoerd. Let ook op dat primitieve type by value worden doorgegeven, dat betekent dat een kopie van y wordt doorgegeven wanneer de function closure wordt aangeroepen.</text:p>
      <text:p text:style-name="P8"/>
      <text:p text:style-name="P8"/>
      <text:p text:style-name="P1">Les 14 – What does the 'this' keyword mean in javascript?</text:p>
      <text:p text:style-name="P1"><text:span text:style-name="T3"/></text:p>
      <text:p text:style-name="P1"><text:span text:style-name="T3">Zolang er geen duidelijke object context is waarbinnen 'this' wordt gebruikt, is 'this' gelijk aan het globale window object. Zoals in de volgende voorbeelden:</text:span></text:p>
      <text:p text:style-name="P1"><text:span text:style-name="T3"/></text:p>
      <text:p text:style-name="P6"><text:span text:style-name="T3"><text:tab/>console.log(this);<text:tab/><text:tab/></text:span><text:span text:style-name="T5">// aan begin pagina: this = window object</text:span></text:p>
      <text:p text:style-name="P6"><text:span text:style-name="T3"/></text:p>
      <text:p text:style-name="P6"><text:span text:style-name="T3"><text:tab/>function checkThis() {</text:span></text:p>
      <text:p text:style-name="P6"><text:span text:style-name="T3"><text:tab/><text:tab/>console.log(this);<text:tab/></text:span><text:span text:style-name="T5">// binnen functie: this = window object</text:span></text:p>
      <text:p text:style-name="P6"><text:span text:style-name="T3"><text:tab/>}</text:span></text:p>
      <text:p text:style-name="P1"><text:span text:style-name="T3"/></text:p>
      <text:p text:style-name="P1"><text:span text:style-name="T3">Gebruik je this binnen een object dan wordt het anders:</text:span></text:p>
      <text:p text:style-name="P1"><text:soft-page-break/><text:span text:style-name="T3"/></text:p>
      <text:p text:style-name="P1"><text:span text:style-name="T3"><text:tab/></text:span><text:span text:style-name="T2">var test = { </text:span></text:p>
      <text:p text:style-name="P6"><text:span text:style-name="T3"><text:tab/><text:tab/><text:tab/>checkThis: function(){ console.log(this) };</text:span></text:p>
      <text:p text:style-name="P6"><text:span text:style-name="T3"><text:tab/><text:tab/>};</text:span></text:p>
      <text:p text:style-name="P1"><text:span text:style-name="T2"><text:tab/>test.checkThis();</text:span><text:span text:style-name="T3"><text:tab/>// resultaat: Object {}</text:span></text:p>
      <text:p text:style-name="P1"><text:span text:style-name="T3"><text:tab/></text:span><text:span text:style-name="T2">console.log(test);</text:span><text:span text:style-name="T3"><text:tab/>// resultaat: Object {}</text:span></text:p>
      <text:p text:style-name="P1"><text:span text:style-name="T3"/></text:p>
      <text:p text:style-name="P1"><text:span text:style-name="T3">In deze context heeft 'this' betrekking op het object 'test'. Op basis hiervan zou je kunnen concluderen dat 'this' betrekking heeft op het object waarbinnen het gebruikt wordt. Maar dat is niet helemaal waar, zoals uit het volgende voorbeeld blijkt:</text:span></text:p>
      <text:p text:style-name="P1"><text:span text:style-name="T3"/></text:p>
      <text:p text:style-name="P1"><text:span text:style-name="T3"><text:tab/></text:span><text:span text:style-name="T2">var func = test.checkThis();</text:span><text:span text:style-name="T3"><text:tab/><text:tab/>// resultaat: window object!</text:span></text:p>
      <text:p text:style-name="P1"><text:span text:style-name="T3"/></text:p>
      <text:p text:style-name="P1"><text:span text:style-name="T3">Dit komt – aldus Asim – 'this' wordt bepaald door de context waarin het gebruikt wordt. In het geval van de </text:span><text:span text:style-name="T2">test.checkThis()</text:span><text:span text:style-name="T3"> wordt 'this' gebruikt in de context van het test object. In het geval van de func variabele is er geen sprake van een object context (func is een functie en geen object) en verwijst 'this' naar het window object.</text:span></text:p>
      <text:p text:style-name="P1"><text:span text:style-name="T3"/></text:p>
      <text:p text:style-name="P1"><text:span text:style-name="T3">Een wat ingewikkelder voorbeeld:</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console.log(this);<text:tab/></text:span><text:span text:style-name="T5">//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span></text:p>
      <text:p text:style-name="P6"><text:span text:style-name="T3"><text:tab/><text:tab/>}</text:span></text:p>
      <text:p text:style-name="P1"><text:span text:style-name="T3"/></text:p>
      <text:p text:style-name="P1"><text:span text:style-name="T3">Het resultaat is te verklaren doordat bij de tweede call van 'this' er geen 'calling context' is, omdat checkOther() een functie is. Het volgende voorbeeld is hier een variant op:</text:span></text:p>
      <text:p text:style-name="P1"><text:span text:style-name="T3"/></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Object {}</text:span></text:p>
      <text:p text:style-name="P6"><text:span text:style-name="T3"/></text:p>
      <text:p text:style-name="P6"><text:span text:style-name="T3"><text:tab/><text:tab/><text:tab/><text:tab/>function checkOther() {</text:span></text:p>
      <text:p text:style-name="P6"><text:span text:style-name="T3"><text:tab/><text:tab/><text:tab/><text:tab/><text:tab/>this.testVar = 1;<text:tab/>// testVar hangt aan window object!</text:span></text:p>
      <text:p text:style-name="P6"><text:span text:style-name="T3"><text:tab/><text:tab/><text:tab/><text:tab/><text:tab/>console.log(this);<text:tab/></text:span><text:span text:style-name="T3">// resultaat: window!</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this.testVar);<text:tab/></text:span><text:span text:style-name="T5">// resultaat: undefined!</text:span></text:p>
      <text:p text:style-name="P6"><text:span text:style-name="T5"><text:tab/><text:tab/><text:tab/><text:tab/></text:span><text:span text:style-name="T3">console.log(window.testVar);</text:span><text:span text:style-name="T5"><text:tab/>// resultaat: 1!</text:span></text:p>
      <text:p text:style-name="P6"><text:span text:style-name="T3"><text:tab/><text:tab/><text:tab/>}</text:span></text:p>
      <text:p text:style-name="P6"><text:span text:style-name="T3"><text:tab/><text:tab/>}</text:span></text:p>
      <text:p text:style-name="P1"><text:span text:style-name="T3"/></text:p>
      <text:p text:style-name="P1"><text:span text:style-name="T3">Omdat 'this' in de console.log() call weer naar het 'test' object verwijst is het resultaat 'undefined', want de testVar is in de 'window' context gecreëerd en hangt dus aan het globale window object vast, zoals in de daaropvolgende console.log() call blijkt.</text:span></text:p>
      <text:p text:style-name="P1"><text:span text:style-name="T3"/></text:p>
      <text:p text:style-name="P1"><text:soft-page-break/><text:span text:style-name="T3">Tot nu toe is de code niet in 'strict mode' geschreven. Gebruik je dezelfde code in 'strict mode' dan zal de javascript engine een fout genereren op de </text:span><text:span text:style-name="T2">this.testVar = 1</text:span><text:span text:style-name="T3"> assignment. Dit komt doordat voorheen 'this' naar het window object verwees, maar in strict mode gebeurt dat niet waardoor 'this' undefined is!</text:span></text:p>
      <text:p text:style-name="P1"><text:span text:style-name="T3"/></text:p>
      <text:p text:style-name="P1"><text:span text:style-name="T3">Om dit probleem op te lossen gebruiken we een 'self' variabele binnen de checkThis() functie die 'this' vasthoudt en vervangen alle verwijzingen naar 'this' door 'self':</text:span></text:p>
      <text:p text:style-name="P1"><text:span text:style-name="T3"/></text:p>
      <text:p text:style-name="P6"><text:span text:style-name="T3"><text:tab/>“use strict”;</text:span></text:p>
      <text:p text:style-name="P6"><text:span text:style-name="T3"><text:tab/>var test = {</text:span></text:p>
      <text:p text:style-name="P6"><text:span text:style-name="T3"><text:tab/><text:tab/><text:tab/>checkThis: function() {</text:span></text:p>
      <text:p text:style-name="P6"><text:span text:style-name="T3"><text:tab/><text:tab/><text:tab/><text:tab/>var self = this;</text:span></text:p>
      <text:p text:style-name="P6"><text:span text:style-name="T3"><text:tab/><text:tab/><text:tab/><text:tab/>console.log(self);<text:tab/><text:tab/></text:span><text:span text:style-name="T5">// resultaat: Object {}</text:span></text:p>
      <text:p text:style-name="P6"><text:span text:style-name="T3"/></text:p>
      <text:p text:style-name="P6"><text:span text:style-name="T3"><text:tab/><text:tab/><text:tab/><text:tab/>function checkOther() {</text:span></text:p>
      <text:p text:style-name="P6"><text:span text:style-name="T3"><text:tab/><text:tab/><text:tab/><text:tab/><text:tab/>self.testVar = 1;</text:span></text:p>
      <text:p text:style-name="P6"><text:span text:style-name="T3"><text:tab/><text:tab/><text:tab/><text:tab/><text:tab/>console.log(self);<text:tab/></text:span><text:span text:style-name="T5">// resultaat: Object {}</text:span></text:p>
      <text:p text:style-name="P6"><text:span text:style-name="T3"><text:tab/><text:tab/><text:tab/><text:tab/>}</text:span></text:p>
      <text:p text:style-name="P6"><text:span text:style-name="T3"><text:tab/><text:tab/><text:tab/><text:tab/>checkOther();</text:span></text:p>
      <text:p text:style-name="P6"><text:span text:style-name="T3"><text:tab/><text:tab/><text:tab/><text:tab/>console.log(self.testVar);<text:tab/></text:span><text:span text:style-name="T5">// resultaat: 1</text:span></text:p>
      <text:p text:style-name="P6"><text:span text:style-name="T5"><text:tab/><text:tab/><text:tab/><text:tab/></text:span><text:span text:style-name="T3">console.log(window.testVar);</text:span><text:span text:style-name="T5"><text:tab/>// resultaat: undefined</text:span></text:p>
      <text:p text:style-name="P6"><text:span text:style-name="T3"><text:tab/><text:tab/><text:tab/>}</text:span></text:p>
      <text:p text:style-name="P6"><text:span text:style-name="T3"><text:tab/><text:tab/>}</text:span></text:p>
      <text:p text:style-name="P1"><text:span text:style-name="T3"/></text:p>
      <text:p text:style-name="P1"><text:span text:style-name="T3"/></text:p>
      <text:p text:style-name="P1">Les 15 – What do the functions call, bind and apply do?</text:p>
      <text:p text:style-name="P1"><text:span text:style-name="T3"/></text:p>
      <text:p text:style-name="P1"><text:span text:style-name="T3">Functies in javascript zijn objecten met properties, zoals 'name' en 'length' (aantal parameters). Deze kun je net als bij gewone objecten benaderen en je kunt ook properties toevoegen:</text:span></text:p>
      <text:p text:style-name="P1"><text:span text:style-name="T3"/></text:p>
      <text:p text:style-name="P6"><text:span text:style-name="T3"><text:tab/>function func(param1, param2) {</text:span></text:p>
      <text:p text:style-name="P6"><text:span text:style-name="T3"><text:tab/><text:tab/>console.log(this);<text:tab/><text:tab/></text:span><text:span text:style-name="T5">// resultaat: window object want niet in strict mode</text:span></text:p>
      <text:p text:style-name="P6"><text:span text:style-name="T3"><text:tab/>}</text:span></text:p>
      <text:p text:style-name="P6"><text:span text:style-name="T3"><text:tab/>func.newProperty = 1;</text:span></text:p>
      <text:p text:style-name="P1"><text:span text:style-name="T2"><text:tab/>console.log(func.name);<text:tab/></text:span><text:span text:style-name="T3"><text:tab/>// resultaat: func</text:span></text:p>
      <text:p text:style-name="P1"><text:span text:style-name="T3"><text:tab/></text:span><text:span text:style-name="T2">console.log(func.toString());</text:span><text:span text:style-name="T3"><text:tab/><text:tab/>// resultaat: de code van de functie</text:span></text:p>
      <text:p text:style-name="P1"><text:span text:style-name="T3"><text:tab/></text:span><text:span text:style-name="T2">func();<text:tab/></text:span><text:span text:style-name="T3"><text:tab/><text:tab/><text:tab/><text:tab/>// voer func() uit: logt this = window object</text:span></text:p>
      <text:p text:style-name="P1"><text:span text:style-name="T3"/></text:p>
      <text:p text:style-name="P1"><text:span text:style-name="T3">Log je dit in de debugger dan zie je dat newProperty is toegevoegd en dat de length property 2 is. Naast de standaard aanroep van func() kun je deze ook aanroepen door:</text:span></text:p>
      <text:p text:style-name="P1"><text:span text:style-name="T3"/></text:p>
      <text:p text:style-name="P1"><text:span text:style-name="T3"><text:tab/></text:span><text:span text:style-name="T2">func.call();</text:span></text:p>
      <text:p text:style-name="P1"><text:span text:style-name="T3"/></text:p>
      <text:p text:style-name="P1"><text:span text:style-name="T3">In strict mode zou this 'undefined' zijn in functie func(). Met de </text:span><text:span text:style-name="T2">call()</text:span><text:span text:style-name="T3"> functie kun je de waarde van this als parameter meegeven. Dat kan van alles zijn, een object of een getal, etc:</text:span></text:p>
      <text:p text:style-name="P1"><text:span text:style-name="T3"/></text:p>
      <text:p text:style-name="P1"><text:span text:style-name="T3"><text:tab/></text:span><text:span text:style-name="T2">func.call({});</text:span><text:span text:style-name="T3"><text:tab/><text:tab/>// this is een leeg object {}</text:span></text:p>
      <text:p text:style-name="P1"><text:span text:style-name="T3"><text:tab/></text:span><text:span text:style-name="T2">func.call(1);</text:span><text:span text:style-name="T3"><text:tab/><text:tab/>// this is een getal</text:span></text:p>
      <text:p text:style-name="P1"><text:span text:style-name="T3"/></text:p>
      <text:p text:style-name="P1"><text:span text:style-name="T3">De console.log() in func() zal resp. een leeg object {} en het getal 1 als resultaat geven. Het gebruik van de </text:span><text:span text:style-name="T2">call()</text:span><text:span text:style-name="T3"> functie biedt de mogelijkheid de waarde van 'this' te stabiliseren, zodat er geen onduidelijkheid is over de waarde van this.</text:span></text:p>
      <text:p text:style-name="P1"><text:soft-page-break/><text:span text:style-name="T3"/></text:p>
      <text:p text:style-name="P1"><text:span text:style-name="T3">Ter illustratie het voorbeeld uit de vorige les, maar nu met gebruik van de call functie:</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function checkOther() {</text:span></text:p>
      <text:p text:style-name="P6"><text:span text:style-name="T3"><text:tab/><text:tab/><text:tab/><text:tab/><text:tab/>console.log(this);<text:tab/>// resultaat: test object</text:span></text:p>
      <text:p text:style-name="P6"><text:span text:style-name="T3"><text:tab/><text:tab/><text:tab/><text:tab/>}</text:span></text:p>
      <text:p text:style-name="P6"><text:span text:style-name="T3"><text:tab/><text:tab/><text:tab/><text:tab/>checkOther.call(this);<text:tab/><text:tab/>// this = test object</text:span></text:p>
      <text:p text:style-name="P6"><text:span text:style-name="T3"><text:tab/><text:tab/><text:tab/>}</text:span></text:p>
      <text:p text:style-name="P6"><text:span text:style-name="T3"><text:tab/><text:tab/>}</text:span></text:p>
      <text:p text:style-name="P6"><text:span text:style-name="T3"><text:tab/>test.checkThis();</text:span></text:p>
      <text:p text:style-name="P1"><text:span text:style-name="T3"/></text:p>
      <text:p text:style-name="P1"><text:span text:style-name="T3">Door 'this' als parameter in de checkOther.call(this) mee te geven, verwijst 'this' in checkOther nu naar het test object en is niet ongedefinieerd zoals in de vorige les het geval was toen checkOther() op de standaard manier werd aangeroepen.</text:span></text:p>
      <text:p text:style-name="P1"><text:span text:style-name="T3"/></text:p>
      <text:p text:style-name="P1"><text:span text:style-name="T3">De standaard functieaanroep, zoals “func()”, kan worden worden vertaald naar de call() functie, afhankelijk van de situatie:</text:span></text:p>
      <text:list xml:id="list711825805396729930" text:style-name="L7">
        <text:list-item>
          <text:p text:style-name="P3"><text:span text:style-name="T3">als er een 'caller' is, zoals in test.checkThis(), waar 'test' de caller is, dan wordt dit vertaald naar </text:span><text:span text:style-name="T2">test.checkThis.call(test), </text:span><text:span text:style-name="T5">zodat 'this' naar het object 'test' verwijst.</text:span></text:p>
        </text:list-item>
        <text:list-item>
          <text:p text:style-name="P3"><text:span text:style-name="T3">is er geen caller, zoals in func(), en er wordt </text:span>niet<text:span text:style-name="T3"> in strict mode gewerkt, dan wordt de call vertaald naar </text:span><text:span text:style-name="T2">func.call(window)</text:span><text:span text:style-name="T3">, zodat 'this' naar het window object verwijst.</text:span></text:p>
        </text:list-item>
        <text:list-item>
          <text:p text:style-name="P3"><text:span text:style-name="T3">is er geen caller, zoals in func(), en er wordt </text:span>wel<text:span text:style-name="T3"> in strict mode gewerkt, dan wordt de call vertaald naar </text:span><text:span text:style-name="T2">func.call()</text:span><text:span text:style-name="T3">, zodat 'this' ongedefinieerd is.</text:span></text:p>
        </text:list-item>
      </text:list>
      <text:p text:style-name="P1"><text:span text:style-name="T3"/></text:p>
      <text:p text:style-name="P1"><text:span text:style-name="T3">De eerste parameter van de call() functie is altijd het object waar 'this' naar verwijst. Als de aan te roepen meer parameters heeft, dan geef je die na de 'this' parameter op. Voorbeeld:</text:span></text:p>
      <text:p text:style-name="P1"><text:span text:style-name="T3"/></text:p>
      <text:p text:style-name="P6"><text:span text:style-name="T3"><text:tab/>function func(b, c, d) {</text:span></text:p>
      <text:p text:style-name="P6"><text:span text:style-name="T3"><text:tab/><text:tab/>console.log(this);</text:span></text:p>
      <text:p text:style-name="P6"><text:span text:style-name="T3"><text:tab/><text:tab/>console.log(b);</text:span></text:p>
      <text:p text:style-name="P6"><text:span text:style-name="T3"><text:tab/><text:tab/>console.log(c);</text:span></text:p>
      <text:p text:style-name="P6"><text:span text:style-name="T3"><text:tab/><text:tab/>console.log(d);</text:span></text:p>
      <text:p text:style-name="P6"><text:span text:style-name="T3"><text:tab/>}</text:span></text:p>
      <text:p text:style-name="P6"><text:span text:style-name="T3"><text:tab/>func.call(1, 2, 3, 4);<text:tab/>// resultaat: 1 2 3 4</text:span></text:p>
      <text:p text:style-name="P1"><text:span text:style-name="T3"/></text:p>
      <text:p text:style-name="P1"><text:span text:style-name="T3">De eerste parameter is waar 'this' naar verwijst, het getal 1 in dit geval. De parameters b, c en d hebben dan resp. de waarden 2, 3 en 4.</text:span></text:p>
      <text:p text:style-name="P1"><text:span text:style-name="T3"/></text:p>
      <text:p text:style-name="P1"><text:span text:style-name="T3">De </text:span><text:span text:style-name="T2">apply()</text:span><text:span text:style-name="T3"> functie is vrijwel identiek aan </text:span><text:span text:style-name="T2">call()</text:span><text:span text:style-name="T3">, zij het dat de parameters van de aan te roepen functie in een array worden meegegeven. De eerste parameter is net als bij call() de waarde van 'this':</text:span></text:p>
      <text:p text:style-name="P1"><text:span text:style-name="T3"/></text:p>
      <text:p text:style-name="P1"><text:span text:style-name="T3"><text:tab/></text:span><text:span text:style-name="T2">func.apply(window, [2, 3, 4]);</text:span></text:p>
      <text:p text:style-name="P1"><text:span text:style-name="T3"/></text:p>
      <text:p text:style-name="P1"><text:span text:style-name="T3">Normaliter gebruik je call(), maar als de aan te roepen functie een variabel aantal parameters heeft dan gebruik je de apply() functie. In javascript kun je elke functie een willekeurig aantal parameters meegeven, in de functie definitie hoef je de parameters niet eens op te geven. Ter illustratie dit </text:span><text:soft-page-break/><text:span text:style-name="T3">voorbeeld:</text:span></text:p>
      <text:p text:style-name="P1"><text:span text:style-name="T3"/></text:p>
      <text:p text:style-name="P1"><text:span text:style-name="T3"><text:tab/></text:span><text:span text:style-name="T2">“use strict”;</text:span></text:p>
      <text:p text:style-name="P6"><text:span text:style-name="T3"><text:tab/>func sum() {</text:span></text:p>
      <text:p text:style-name="P6"><text:span text:style-name="T3"><text:tab/><text:tab/>var total = 0;</text:span></text:p>
      <text:p text:style-name="P6"><text:span text:style-name="T3"><text:tab/><text:tab/>for (var i=0; i&lt;arguments.length; i++) {</text:span></text:p>
      <text:p text:style-name="P6"><text:span text:style-name="T3"><text:tab/><text:tab/><text:tab/>total += arguments[i];</text:span></text:p>
      <text:p text:style-name="P6"><text:span text:style-name="T3"><text:tab/><text:tab/>}</text:span></text:p>
      <text:p text:style-name="P6"><text:span text:style-name="T3"><text:tab/><text:tab/>return total;</text:span></text:p>
      <text:p text:style-name="P6"><text:span text:style-name="T3"><text:tab/>}</text:span></text:p>
      <text:p text:style-name="P1"><text:span text:style-name="T3"/></text:p>
      <text:p text:style-name="P1"><text:span text:style-name="T3">Deze functie kan een willekeurig aantal parameters ontvangen. De voorgedefinieerde arguments array bevat de parameters waarmee sum() wordt aangeroepen. Met de apply() functie kun je ze in één array zetten en als één parameter meegeven. Je hoeft ze dus niet afzonderlijk in de aanroep op te geven, wat bij de call() functie wel het geval is:</text:span></text:p>
      <text:p text:style-name="P1"><text:span text:style-name="T3"/></text:p>
      <text:p text:style-name="P1"><text:span text:style-name="T3"><text:tab/></text:span><text:span text:style-name="T2">var params = [1, 2, 34, 132, 43, 2, 4, 5, 5, 6];</text:span></text:p>
      <text:p text:style-name="P1"><text:span text:style-name="T2"><text:tab/>sum.apply(null, params);</text:span><text:span text:style-name="T3"><text:tab/>// resultaat: reken maar uit ;-)</text:span></text:p>
      <text:p text:style-name="P1"><text:span text:style-name="T3"/></text:p>
      <text:p text:style-name="P1"><text:span text:style-name="T3">De array params kan programmatisch gevuld worden zonder dat vooraf duidelijk is hoeveel getallen er in komen. Door de </text:span><text:span text:style-name="T2">apply()</text:span><text:span text:style-name="T3"> functie kun je alle parameters toch in één array doorgeven.</text:span></text:p>
      <text:p text:style-name="P1"><text:span text:style-name="T3">Let overigens op dat de eerste parameter </text:span><text:span text:style-name="T2">null</text:span><text:span text:style-name="T3"> is, omdat we in dit geval niet in de waarde van </text:span><text:span text:style-name="T2">'this'</text:span><text:span text:style-name="T3"> zijn geïnteresseerd.</text:span></text:p>
      <text:p text:style-name="P1"><text:span text:style-name="T3"/></text:p>
      <text:p text:style-name="P1"><text:span text:style-name="T3">Tot slot is er nog de </text:span><text:span text:style-name="T2">bind()</text:span><text:span text:style-name="T3"> functie. Hiermee bind je de waarde van 'this' als het ware vast, wat het volgende voorbeeld duidelijk maakt:</text:span></text:p>
      <text:p text:style-name="P1"><text:span text:style-name="T3"/></text:p>
      <text:p text:style-name="P6"><text:span text:style-name="T3"><text:tab/>“use strict”;</text:span></text:p>
      <text:p text:style-name="P6"><text:span text:style-name="T3"><text:tab/>var a = func() {</text:span></text:p>
      <text:p text:style-name="P6"><text:span text:style-name="T3"><text:tab/><text:tab/><text:tab/>console.log(this)</text:span></text:p>
      <text:p text:style-name="P6"><text:span text:style-name="T3"><text:tab/><text:tab/>}.bind(23);<text:tab/><text:tab/><text:tab/></text:span><text:span text:style-name="T5">// 'this' is 'gebonden' aan 23 door de bind() call</text:span></text:p>
      <text:p text:style-name="P6"><text:span text:style-name="T3"/></text:p>
      <text:p text:style-name="P6"><text:span text:style-name="T3"><text:tab/>var test = { func: a }<text:tab/><text:tab/><text:tab/></text:span><text:span text:style-name="T5">// test is een object</text:span></text:p>
      <text:p text:style-name="P6"><text:span text:style-name="T3"/></text:p>
      <text:p text:style-name="P1"><text:span text:style-name="T2"><text:tab/>test.func();</text:span><text:span text:style-name="T3"><text:tab/><text:tab/><text:tab/><text:tab/>// roep func aan vanuit test object</text:span></text:p>
      <text:p text:style-name="P1"><text:span text:style-name="T3"><text:tab/><text:tab/><text:tab/><text:tab/><text:tab/><text:tab/>// resultaat: 23</text:span></text:p>
      <text:p text:style-name="P1"><text:span text:style-name="T3"/></text:p>
      <text:p text:style-name="P1"><text:span text:style-name="T3">Zonder de bind() call bij variabele a zou 'this' verwijzen naar het test object. Maar de bind() call overruled dat en laat 'this' naar het getal 23 verwijzen.</text:span></text:p>
      <text:p text:style-name="P1"><text:span text:style-name="T3"/></text:p>
      <text:p text:style-name="P1"><text:span text:style-name="T3">De bind() functie werkt alleen op functie objecten, de volgende code geeft daarom een foutmelding:</text:span></text:p>
      <text:p text:style-name="P1"><text:span text:style-name="T3"/></text:p>
      <text:p text:style-name="P1"><text:span text:style-name="T3"><text:tab/></text:span><text:span text:style-name="T2">function a() {</text:span></text:p>
      <text:p text:style-name="P6"><text:span text:style-name="T3"><text:tab/><text:tab/>console.log(this);</text:span></text:p>
      <text:p text:style-name="P1"><text:span text:style-name="T2"><text:tab/>}.bind(23);</text:span><text:span text:style-name="T3"><text:tab/><text:tab/><text:tab/><text:tab/>// syntax error: unexpected token “.”</text:span></text:p>
      <text:p text:style-name="P1"><text:span text:style-name="T3"/></text:p>
      <text:p text:style-name="P1"><text:span text:style-name="T3">De code hierboven is een shortcut voor:</text:span></text:p>
      <text:p text:style-name="P1"><text:span text:style-name="T3"/></text:p>
      <text:p text:style-name="P1"><text:span text:style-name="T3"><text:tab/></text:span><text:span text:style-name="T2">var a = func() { console.log(this) };</text:span><text:span text:style-name="T3"><text:tab/>// creëer een functie object en zet in variabele a</text:span></text:p>
      <text:p text:style-name="P1"><text:span text:style-name="T3"><text:tab/></text:span><text:span text:style-name="T2">a = a.bind(23);</text:span><text:span text:style-name="T3"><text:tab/><text:tab/><text:tab/>// bind 'this' op 23 voor functieobject a</text:span></text:p>
      <text:p text:style-name="P1"><text:span text:style-name="T3"/></text:p>
      <text:p text:style-name="P1"><text:span text:style-name="T3">Let op dat de bind() in de vorm van een assignment gebeurt, anders werkt het niet.</text:span></text:p>
      <text:p text:style-name="P1"><text:soft-page-break/><text:span text:style-name="T3"/></text:p>
      <text:p text:style-name="P1"><text:span text:style-name="T3">Nog terugkerend op het checkThis voorbeeld, kan daar ook met de bind() functie het gewenste resultaat bereikt worden:</text:span></text:p>
      <text:p text:style-name="P1"><text:span text:style-name="T3"/></text:p>
      <text:p text:style-name="P1"><text:span text:style-name="T3"><text:tab/></text:span><text:span text:style-name="T2">'use strict”;</text:span></text:p>
      <text:p text:style-name="P6"><text:span text:style-name="T3"><text:tab/>var test = {</text:span></text:p>
      <text:p text:style-name="P6"><text:span text:style-name="T3"><text:tab/><text:tab/><text:tab/>checkThis: function() {</text:span></text:p>
      <text:p text:style-name="P6"><text:span text:style-name="T3"><text:tab/><text:tab/><text:tab/><text:tab/>console.log(this);<text:tab/><text:tab/>// resultaat: test object</text:span></text:p>
      <text:p text:style-name="P6"><text:span text:style-name="T3"/></text:p>
      <text:p text:style-name="P6"><text:span text:style-name="T3"><text:tab/><text:tab/><text:tab/><text:tab/>var checkOther = function() {</text:span></text:p>
      <text:p text:style-name="P6"><text:span text:style-name="T3"><text:tab/><text:tab/><text:tab/><text:tab/><text:tab/>console.log(this);<text:tab/>// resultaat: test object</text:span></text:p>
      <text:p text:style-name="P6"><text:span text:style-name="T3"><text:tab/><text:tab/><text:tab/><text:tab/>}.bind(this);<text:tab/><text:tab/><text:tab/>// bind this aan test object</text:span></text:p>
      <text:p text:style-name="P6"><text:span text:style-name="T3"><text:tab/><text:tab/><text:tab/><text:tab/>checkOther();<text:tab/><text:tab/><text:tab/>// call() functie niet nodig</text:span></text:p>
      <text:p text:style-name="P6"><text:span text:style-name="T3"><text:tab/><text:tab/><text:tab/>}</text:span></text:p>
      <text:p text:style-name="P6"><text:span text:style-name="T3"><text:tab/><text:tab/>}</text:span></text:p>
      <text:p text:style-name="P6"><text:span text:style-name="T3"><text:tab/>test.checkThis();</text:span></text:p>
      <text:p text:style-name="P6"><text:span text:style-name="T3"/></text:p>
      <text:p text:style-name="P6"><text:span text:style-name="T3"/></text:p>
      <text:p text:style-name="P15">Les 16 – What is the prototype chain?</text:p>
      <text:p text:style-name="P15"><text:span text:style-name="T3"/></text:p>
      <text:p text:style-name="P15"><text:span text:style-name="T3">Elk javascript object heeft een prototype. Wanneer je een property van een object gebruikt, dan zal eerst binnen het object zelf gezocht worden naar de property, daarna bij het prototype. Als het prototype een ander object is (dat kan in javascript) dan wordt daar gekeken of de property bestaat, zo niet dan gaat de zoektocht verder bij het prototype van dit prototype object, etc. totdat het hoogste niveau prototype van het basis Object object wordt bereikt. Wordt de property niet gevonden dan wordt deze voor het onderhavige object gecreëerd.</text:span></text:p>
      <text:p text:style-name="P15"><text:span text:style-name="T3"/></text:p>
      <text:p text:style-name="P15"><text:span text:style-name="T3">In een aantal browsers, waaronder Chrome, kun je het prototype van een object bekijken. Voeg hiertoe de volgende code in:</text:span></text:p>
      <text:p text:style-name="P15"><text:span text:style-name="T3"/></text:p>
      <text:p text:style-name="P6"><text:span text:style-name="T3"><text:tab/>var animal = {</text:span></text:p>
      <text:p text:style-name="P6"><text:span text:style-name="T3"><text:tab/><text:tab/>kind: 'human';</text:span></text:p>
      <text:p text:style-name="P6"><text:span text:style-name="T3"><text:tab/>}</text:span></text:p>
      <text:p text:style-name="P6"><text:span text:style-name="T3"><text:tab/>console.log(animal);</text:span></text:p>
      <text:p text:style-name="P6"><text:span text:style-name="T3"/></text:p>
      <text:p text:style-name="P15"><text:span text:style-name="T3">Kijk je nu in de debugger naar het object prototype dan zie je dat het animal object het basis Object object als prototype heeft. Dit doe je door de </text:span><text:span text:style-name="T2">__proto__</text:span><text:span text:style-name="T3"> property open te klikken. Deze property wordt echter pas vanaf Ecmascript6 ondersteund en is daarom nog niet in de javascript standaard opgenomen en wordt niet door alle browsers ondersteund. Chrome echter wel, dus kunnen we het prototype in Chrome als opvragen en veranderen:</text:span></text:p>
      <text:p text:style-name="P15"><text:span text:style-name="T3"/></text:p>
      <text:p text:style-name="P6"><text:span text:style-name="T3"><text:tab/>console.log(animal._proto__);</text:span></text:p>
      <text:p text:style-name="P6"><text:span text:style-name="T3"><text:tab/>var frank = {};<text:tab/><text:tab/><text:tab/>// leeg object</text:span></text:p>
      <text:p text:style-name="P6"><text:span text:style-name="T3"><text:tab/>frank.__proto__ = animal;<text:tab/><text:tab/>// prototype van object frank = animal</text:span></text:p>
      <text:p text:style-name="P6"><text:span text:style-name="T3"><text:tab/>console.log(frank.kind);<text:tab/><text:tab/>// resultaat: 'human'</text:span></text:p>
      <text:p text:style-name="P6"><text:span text:style-name="T3"/></text:p>
      <text:p text:style-name="P15"><text:span text:style-name="T3">Hierdoor 'erft' frank de property 'kind' van het object 'animal', te zien in de debugger. Niet alleen de property, maar ook de waarde 'human' wordt overgenomen.</text:span></text:p>
      <text:p text:style-name="P15"><text:span text:style-name="T3"/></text:p>
      <text:p text:style-name="P15"><text:span text:style-name="T3">Met de functie is PrototypeOf() functie is na te gaan of een object het prototype is van een ander object:</text:span></text:p>
      <text:p text:style-name="P15"><text:span text:style-name="T3"/></text:p>
      <text:p text:style-name="P6"><text:soft-page-break/><text:span text:style-name="T3"><text:tab/>console.log(animal.isPrototypeOf(frank));<text:tab/>resultaat: true</text:span></text:p>
      <text:p text:style-name="P6"><text:span text:style-name="T3"/></text:p>
      <text:p text:style-name="P15"><text:span text:style-name="T3">Het geërfde prototype is dynamisch van aard. Dat houdt in dat als in het parent prototype iets verandert, dat direct zichtbaar is in het object:</text:span></text:p>
      <text:p text:style-name="P15"><text:span text:style-name="T3"/></text:p>
      <text:p text:style-name="P6"><text:span text:style-name="T3"><text:tab/>animal.kind = 'bird'</text:span></text:p>
      <text:p text:style-name="P15"><text:span text:style-name="T2"><text:tab/>console.log(frank.kind);</text:span><text:span text:style-name="T3"><text:tab/><text:tab/>// resultaat: 'bird'</text:span></text:p>
      <text:p text:style-name="P15"><text:span text:style-name="T3"/></text:p>
      <text:p text:style-name="P15"><text:span text:style-name="T3">Passen we nu de kind property van het frank object aan, dan wordt dit veld aan het frank object toegevoegd, terwijl het animal object ongewijzigd blijft:</text:span></text:p>
      <text:p text:style-name="P15"><text:span text:style-name="T3"/></text:p>
      <text:p text:style-name="P15"><text:span text:style-name="T3"><text:tab/></text:span><text:span text:style-name="T2">frank.kind = 'tiger';</text:span></text:p>
      <text:p text:style-name="P15"><text:span text:style-name="T2"><text:tab/>console.log(frank.kind);</text:span><text:span text:style-name="T3"><text:tab/><text:tab/>// resultaat: 'tiger'</text:span></text:p>
      <text:p text:style-name="P15"><text:span text:style-name="T3"><text:tab/></text:span><text:span text:style-name="T2">console.log(animal.kind);</text:span><text:span text:style-name="T3"><text:tab/><text:tab/>// resultaat: 'human'</text:span></text:p>
      <text:p text:style-name="P15"><text:span text:style-name="T3"/></text:p>
      <text:p text:style-name="P15"><text:span text:style-name="T3">Aan het prototype van object frank is de kind property toegevoegd met waarde 'tiger'. Het prototype van object animal is onveranderd, de waarde van de kind property is nog steeds 'human'.</text:span></text:p>
      <text:p text:style-name="P15"><text:span text:style-name="T3"/></text:p>
      <text:p text:style-name="P15"><text:span text:style-name="T3">Het via de __proto__ property aanpassen van het prototype is op dit moment niet de geijkte manier om dit te doen. Hiervoor is in Ecmascript5 de functie </text:span><text:span text:style-name="T2">Object.create()</text:span><text:span text:style-name="T3"> opgenomen, die door alle browsers wordt ondersteund:</text:span></text:p>
      <text:p text:style-name="P15"><text:span text:style-name="T3"/></text:p>
      <text:p text:style-name="P15"><text:span text:style-name="T3"><text:tab/></text:span><text:span text:style-name="T2">var frank = Object.create(animal);</text:span></text:p>
      <text:p text:style-name="P15"><text:span text:style-name="T3"/></text:p>
      <text:p text:style-name="P15"><text:span text:style-name="T3">Hiermee wordt een nieuw object 'frank' gecreëerd met als prototype het object 'animal'. In de debugger zie je dat de __proto__ property van object frank naar animal wijst.</text:span></text:p>
      <text:p text:style-name="P15"><text:span text:style-name="T3"/></text:p>
      <text:p text:style-name="P15"><text:span text:style-name="T3">Met Object.create() kun je naast het prototype ook nieuwe properties aan het object zelf toevoegen:</text:span></text:p>
      <text:p text:style-name="P15"><text:span text:style-name="T3"/></text:p>
      <text:p text:style-name="P15"><text:span text:style-name="T3"><text:tab/></text:span><text:span text:style-name="T2">var frank = Object.create(animal, {food: {value: “mango”}});</text:span></text:p>
      <text:p text:style-name="P15"><text:span text:style-name="T3"/></text:p>
      <text:p text:style-name="P15"><text:span text:style-name="T3">De wat vreemde constructie van de tweede parameter wordt veroorzaakt doordat deze tweede parameter de nieuwe property beschrijft, i.p.v. alleen de waarde ervan doorgeeft. In dit geval heeft de nieuwe property de key 'food' en de waarde 'mango'.</text:span></text:p>
      <text:p text:style-name="P15"><text:span text:style-name="T3"/></text:p>
      <text:p text:style-name="P15"><text:span text:style-name="T3">Zie voor meer info over Object.create() de Mozilla developer website.</text:span></text:p>
      <text:p text:style-name="P15"><text:span text:style-name="T3"/></text:p>
      <text:p text:style-name="P15"><text:span text:style-name="T3"><text:tab/></text:span></text:p>
      <text:p text:style-name="P15">Les 17 – What is the difference between prototypal and classical inheritance?</text:p>
      <text:p text:style-name="P15"><text:span text:style-name="T3"/></text:p>
      <text:p text:style-name="P15"><text:span text:style-name="T3">Dit is een wat theoretische les die ingaat op inheritance. In klassieke object georiënteerde talen zoals java en C++ is een klasse een blueprint met properties en methoden op basis waarvan je objecten kunt creëren (een instantie van de klasse maken). Je ontwerpt a.h.w. eerst een huis en gaat het dan bouwen volgens dit ontwerp.</text:span></text:p>
      <text:p text:style-name="P15"><text:span text:style-name="T3"/></text:p>
      <text:p text:style-name="P15"><text:span text:style-name="T3">In javascript worden objecten afgeleid van bestaande objecten, te beginnen met het basis Object object. Je bouwt a.h.w. direct een huis dat is gebaseerd op een bestaand huis.</text:span></text:p>
      <text:p text:style-name="P15"><text:span text:style-name="T3"/></text:p>
      <text:p text:style-name="P15"><text:span text:style-name="T3">In javascript het je het prototype patroon voor inheritance en een pseudo-klassiek patroon. Wat dat laatste precies wordt in de volgende les duidelijk gemaakt.</text:span></text:p>
      <text:p text:style-name="P15"><text:span text:style-name="T3"/></text:p>
      <text:p text:style-name="P15"><text:span text:style-name="T3"/></text:p>
      <text:p text:style-name="P15"><text:soft-page-break/>Les 18 – What is the Constructor OO pattern? (part 1 – encapsulation)</text:p>
      <text:p text:style-name="P15"><text:span text:style-name="T3"/></text:p>
      <text:p text:style-name="P18">Javascript bevat geen ondersteuning voor object georiënteerd programmeren, er is bijv. geen classkey word in Ecmascript 5, wel in Ecmascript 6. Javascript kent wel function constructors en het 'new' keyword, Dit wordt aangeduid als pseudo-classical inheritance of ook wel de OO Constructor pattern.</text:p>
      <text:p text:style-name="P18"/>
      <text:p text:style-name="P18">Javascript kent niet het principe van een class, maar wel de mogelijkheid dit via een function constructor na te bootsen. Hiertoe het volgende voorbeeld:</text:p>
      <text:p text:style-name="P18"/>
      <text:p text:style-name="P5"><text:tab/>“use strict”;</text:p>
      <text:p text:style-name="P5"/>
      <text:p text:style-name="P5"><text:tab/>function Person(firstName, lastName) {</text:p>
      <text:p text:style-name="P5"><text:tab/><text:tab/>this.firstName = firstName;<text:tab/><text:tab/>// FOUT: this undefined</text:p>
      <text:p text:style-name="P5"><text:tab/><text:tab/>this.lastName = lastName;</text:p>
      <text:p text:style-name="P6"><text:span text:style-name="T3"><text:tab/>}</text:span></text:p>
      <text:p text:style-name="P6"><text:span text:style-name="T3"/></text:p>
      <text:p text:style-name="P6"><text:span text:style-name="T3"><text:tab/>var dude = Person(“frank”, “degroot”);</text:span></text:p>
      <text:p text:style-name="P6"><text:span text:style-name="T3"/></text:p>
      <text:p text:style-name="P15"><text:span text:style-name="T3">Wanneer je deze code uitvoert krijgt je een foutmelding: 'this' is undefined omdat we in strict mode werken. Maar als we de code een beetje aanpassen dan werkt het wel:</text:span></text:p>
      <text:p text:style-name="P15"><text:span text:style-name="T3"/></text:p>
      <text:p text:style-name="P5"><text:tab/>“use strict”;</text:p>
      <text:p text:style-name="P5"/>
      <text:p text:style-name="P5"><text:tab/>function Person(firstName, lastName) {</text:p>
      <text:p text:style-name="P5"><text:tab/><text:tab/>this.firstName = firstName;</text:p>
      <text:p text:style-name="P5"><text:tab/><text:tab/>this.lastName = lastName;</text:p>
      <text:p text:style-name="P6"><text:span text:style-name="T3"><text:tab/>}</text:span></text:p>
      <text:p text:style-name="P6"><text:span text:style-name="T3"/></text:p>
      <text:p text:style-name="P6"><text:span text:style-name="T3"><text:tab/>var dude = </text:span>new <text:span text:style-name="T3">Person(“frank”, “degroot”);</text:span></text:p>
      <text:p text:style-name="P15"><text:span text:style-name="T3"/></text:p>
      <text:p text:style-name="P15"><text:span text:style-name="T3">Het resultaat is dat 'dude' een object is met firstName “frank” en lastName “degroot”. Wat hier in feite gebeurt is vergelijkbaar met:</text:span></text:p>
      <text:p text:style-name="P15"><text:span text:style-name="T3"/></text:p>
      <text:p text:style-name="P6"><text:span text:style-name="T3"><text:tab/>var dude = {};</text:span></text:p>
      <text:p text:style-name="P6"><text:span text:style-name="T3"><text:tab/>Person.call(dude, “frank”, “degroot”);</text:span></text:p>
      <text:p text:style-name="P6"><text:span text:style-name="T3"/></text:p>
      <text:p text:style-name="P15"><text:span text:style-name="T3">Omdat Person() een functie is kun je de call() functie er op loslaten. De eerste parameter 'dude' is waar 'this' naar verwijst.</text:span></text:p>
      <text:p text:style-name="P15"><text:span text:style-name="T3">In werkelijkheid doet het </text:span><text:span text:style-name="T2">new </text:span><text:span text:style-name="T3">keyword meer dan hierboven beschreven, maar het is vergelijkbaar.</text:span></text:p>
      <text:p text:style-name="P15"><text:span text:style-name="T3"/></text:p>
      <text:p text:style-name="P15"><text:span text:style-name="T3">Person lijkt nu op wat doorgaat voor een klasse. We kunnen properties toevoegen. Maar hoe zit het met functies? Dit kan op twee manieren, met elk zijn voor- en nadelen. De eerste manier is om een function property toe te voegen:</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tab/><text:tab/>// FOUT: this undefined</text:p>
      <text:p text:style-name="P5"><text:tab/><text:tab/>this.lastName = lastName;</text:p>
      <text:p text:style-name="P5"><text:tab/><text:tab/>this.fullName = function() {</text:p>
      <text:p text:style-name="P5"><text:tab/><text:tab/><text:tab/>return (this.firstName + “ “ + this.lastName);</text:p>
      <text:p text:style-name="P5"><text:soft-page-break/><text:tab/><text:tab/>};</text:p>
      <text:p text:style-name="P6"><text:span text:style-name="T3"><text:tab/>}</text:span></text:p>
      <text:p text:style-name="P6"><text:span text:style-name="T3"/></text:p>
      <text:p text:style-name="P6"><text:span text:style-name="T3"><text:tab/>var dude = Person(“frank”, “degroot”);</text:span></text:p>
      <text:p text:style-name="P6"><text:span text:style-name="T3"><text:tab/>console.log(dude.fullName());<text:tab/><text:tab/>// resultaat: “frank degroot”</text:span></text:p>
      <text:p text:style-name="P6"><text:span text:style-name="T3"/></text:p>
      <text:p text:style-name="P15"><text:span text:style-name="T3">De andere manier is d.m.v. function prototypes. Dit wordt uitgelegd a.d.h.v. Wat het </text:span><text:span text:style-name="T2">new</text:span><text:span text:style-name="T3"> keyword precies doet. New creëert hier met de Person function constructor een function instance, het object 'dude', met firstName “frank” en lastName “degroot”. Nu hebben alle javascript objecten een </text:span><text:span text:style-name="T2">__proto__</text:span><text:span text:style-name="T3"> property, zoals in les 16 behandeld. Functies hebben iets gelijkwaardigs, nl. een </text:span><text:span text:style-name="T2">prototype</text:span><text:span text:style-name="T3"> property. Dit is dus niet hetzelfde als de __proto__ property maar het lijkt er op.</text:span></text:p>
      <text:p text:style-name="P15"><text:span text:style-name="T3"/></text:p>
      <text:p text:style-name="P15"><text:span text:style-name="T3">De </text:span><text:span text:style-name="T2">prototype</text:span><text:span text:style-name="T3"> property van een functie wijst naar een object. Dit object heeft een </text:span><text:span text:style-name="T2">constructor</text:span><text:span text:style-name="T3"> property die naar Person zelf wijst en – omdat het een object is – op zijn beurt ook weer een </text:span><text:span text:style-name="T2">__proto__</text:span><text:span text:style-name="T3"> property bezit.</text:span></text:p>
      <text:p text:style-name="P15"><text:span text:style-name="T3"/></text:p>
      <text:p text:style-name="P15"><text:span text:style-name="T3">Het 'dude' object heeft ook een </text:span><text:span text:style-name="T2">__proto__</text:span><text:span text:style-name="T3"> property. Deze wijst naar hetzelfde object als de </text:span><text:span text:style-name="T2">prototype</text:span><text:span text:style-name="T3"> property van de Person functie.</text:span></text:p>
      <text:p text:style-name="P15"><text:span text:style-name="T3"/></text:p>
      <text:p text:style-name="P15"><text:span text:style-name="T3">Met deze achtergrond kunnen we een functie toevoegen aan Person:</text:span></text:p>
      <text:p text:style-name="P15"><text:span text:style-name="T3"/></text:p>
      <text:p text:style-name="P6"><text:span text:style-name="T3"><text:tab/>Person.prototype.fullNamePrototype = function() {</text:span></text:p>
      <text:p text:style-name="P15"><text:span text:style-name="T2"><text:tab/><text:tab/>return <text:s/>this.firstname + “ “ + this.lastname;</text:span></text:p>
      <text:p text:style-name="P15"><text:span text:style-name="T2"><text:tab/>}</text:span></text:p>
      <text:p text:style-name="P15"><text:span text:style-name="T2"><text:tab/>console.log(dude.fullNamePrototype());</text:span></text:p>
      <text:p text:style-name="P15"><text:span text:style-name="T2"/></text:p>
      <text:p text:style-name="P15"><text:span text:style-name="T3">In de debugger wordt duidelijk dat fullNamePrototype is toegevoegd aan de __proto__ property van dude. Bij het zoeken naar fullNamePrototype zal eerst worden gekeken of dit een function object is van dude. Is dat niet het geval (zoals hier) dan wordt gekeken in de __proto__ lijst van dude. Deze heeft op zijn beurt ook weer een __proto__ property waar wordt gezocht als fullNamePrototype niet in de __proto__ lijst van dude voorkomt.</text:span></text:p>
      <text:p text:style-name="P15"><text:span text:style-name="T3"/></text:p>
      <text:p text:style-name="P15"><text:span text:style-name="T3">Het voordeel van methode 2 is dat de functie fullNameProperty() maar één keer voorkomt in het prototype van Person, ongeachte het aantal functie objecten dat gecreëerd wordt. Bij methode 1 zou deze in elk functie object voorkomen, wat veel meer geheugen in beslag neemt. In de regel is methode 2 dan ook de aangewezen methode.</text:span></text:p>
      <text:p text:style-name="P15"><text:span text:style-name="T3"/></text:p>
      <text:p text:style-name="P15"><text:span text:style-name="T3">Er is echter één uitzondering. Als je informatie private wil houden, d.w.z. Niet beschikbaar wil stellen voor de buitenwereld, dan ben je aangewezen op methode 1. In het voorbeeld zelf zijn de properties publiek beschikbaar, zo kun je </text:span><text:span text:style-name="T2">dude.firstName = “eric”</text:span><text:span text:style-name="T3"> uitvoeren. Maar met een function closure kun je informatie verbergen. Nu is de fullName() function property al een function closure, maar die moet iets aangepast worden:</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tab/><text:tab/>// FOUT: this undefined</text:p>
      <text:p text:style-name="P5"><text:tab/><text:tab/>this.lastName = lastName;</text:p>
      <text:p text:style-name="P5"><text:tab/><text:tab/>this.fullName = function() {</text:p>
      <text:p text:style-name="P5"><text:tab/><text:tab/><text:tab/>return (firstName + “ “ + lastName);</text:p>
      <text:p text:style-name="P5"><text:tab/><text:tab/>};</text:p>
      <text:p text:style-name="P5"><text:tab/>}</text:p>
      <text:p text:style-name="P18"><text:soft-page-break/></text:p>
      <text:p text:style-name="P18">In fullName refereren firstName en lastName naar de parameters van de functie en niet naar waar 'this' naar verwijst. Dit betekent dat je weliswaar de firstName kunt veranderen – dude.firstName = “eric” – maar in de closure heeft firstName nog de waarde “frank”, waarmee het dude object is gecreëerd.</text:p>
      <text:p text:style-name="P6"><text:span text:style-name="T3"/></text:p>
      <text:p text:style-name="P6"><text:span text:style-name="T3"/></text:p>
      <text:p text:style-name="P15">Les 19 – What is the Constructor OO pattern? (part 2 – inheritance)</text:p>
      <text:p text:style-name="P15"><text:span text:style-name="T3"/></text:p>
      <text:p text:style-name="P15"><text:span text:style-name="T3">In deze les wordt behandeld hoe inheritance in javascript kan worden geïmplementeerd. De sleutel hiervoor is de Object.create() functie, behandeld in les 16. Deze maakt via de __proto__ property een verbinding tussen 2 pseudo klassen (function constructors), waardoor de 'child' class de beschikking krijgt over de 'parent' properties en functies.</text:span></text:p>
      <text:p text:style-name="P15"><text:span text:style-name="T3"/></text:p>
      <text:p text:style-name="P15"><text:span text:style-name="T3">We starten met de Person pseudo class uit de vorige les, deze passen we enigszins aan zodat de fullName functie d.m.v. de prototype property van Person wordt gerealiseerd:</text:span></text:p>
      <text:p text:style-name="P15"><text:span text:style-name="T3"/></text:p>
      <text:p text:style-name="P15"><text:span text:style-name="T3"><text:tab/></text:span><text:span text:style-name="T2">“use strict”;</text:span></text:p>
      <text:p text:style-name="P5"/>
      <text:p text:style-name="P5"><text:tab/>function Person(firstName, lastName) {</text:p>
      <text:p text:style-name="P5"><text:tab/><text:tab/>this.firstName = firstName;</text:p>
      <text:p text:style-name="P5"><text:tab/><text:tab/>this.lastName = lastName;</text:p>
      <text:p text:style-name="P6"><text:span text:style-name="T3"><text:tab/>}</text:span></text:p>
      <text:p text:style-name="P6"><text:span text:style-name="T3"><text:tab/>Person.prototype.fullName = function() {</text:span></text:p>
      <text:p text:style-name="P15"><text:span text:style-name="T2"><text:tab/><text:tab/>return <text:s/>this.firstname + “ “ + this.lastname;</text:span></text:p>
      <text:p text:style-name="P15"><text:span text:style-name="T2"><text:tab/>}</text:span></text:p>
      <text:p text:style-name="P15"><text:span text:style-name="T2"/></text:p>
      <text:p text:style-name="P15"><text:span text:style-name="T3">De Person pseudo class gaat de rol van 'parent' class invullen. Vervolgens creëren we een Professional pseudo class die de rol van 'child' class gaat spelen en zorgen via de Object.create() functie dat de Professional pseudo class de properties erft van de Person class:</text:span></text:p>
      <text:p text:style-name="P15"><text:span text:style-name="T3"/></text:p>
      <text:p text:style-name="P6"><text:span text:style-name="T3"><text:tab/>function Professional(honorific, firstName, lastName) {</text:span></text:p>
      <text:p text:style-name="P6"><text:span text:style-name="T3"><text:tab/><text:tab/>Person.call(this, firstName, lastName);</text:span></text:p>
      <text:p text:style-name="P6"><text:span text:style-name="T3"><text:tab/><text:tab/>this.honorific = honorific;</text:span></text:p>
      <text:p text:style-name="P6"><text:span text:style-name="T3"><text:tab/>}</text:span></text:p>
      <text:p text:style-name="P6"><text:span text:style-name="T3"/></text:p>
      <text:p text:style-name="P15"><text:span text:style-name="T3">In principe hadden we de code voor de initialisatie van de firstName en lastName properties van Professional één op één kunnen overnemen, maar het is chiquer om het via de Person functie constructor te doen, door deze via de call() functie aan te roepen. De eerste parameter is weer de waarde van 'this'.</text:span></text:p>
      <text:p text:style-name="P15"><text:span text:style-name="T3"/></text:p>
      <text:p text:style-name="P15"><text:span text:style-name="T3">Op dit moment is er van overerving (inheritance) nog geen sprake. Dit wordt duidelijk als we een professionalName functie voor de Professional pseudo class toevoegen:</text:span></text:p>
      <text:p text:style-name="P15"><text:span text:style-name="T3"/></text:p>
      <text:p text:style-name="P6"><text:span text:style-name="T3"><text:tab/>Professional.prototype.professionalName = function() {</text:span></text:p>
      <text:p text:style-name="P6"><text:span text:style-name="T3"><text:tab/><text:tab/>return this.honorific + “ “ + this.firstName + “ “ + this.lastName;</text:span></text:p>
      <text:p text:style-name="P6"><text:span text:style-name="T3"><text:tab/>}</text:span></text:p>
      <text:p text:style-name="P6"><text:span text:style-name="T3"/></text:p>
      <text:p text:style-name="P15"><text:span text:style-name="T3">Creëer nu een Professional object:</text:span></text:p>
      <text:p text:style-name="P15"><text:span text:style-name="T3"/></text:p>
      <text:p text:style-name="P6"><text:span text:style-name="T3"><text:tab/>var prof = new Professional(“Dr.”, “frank”, “degroot”);</text:span></text:p>
      <text:p text:style-name="P6"><text:span text:style-name="T3"><text:tab/>console.log(prof.professionalName());<text:tab/>// Resultaat: “Dr. frank degroot”</text:span></text:p>
      <text:p text:style-name="P6"><text:soft-page-break/><text:span text:style-name="T3"><text:tab/>console.log(prof.fullName());<text:tab/>// Resultaat: Error!</text:span></text:p>
      <text:p text:style-name="P6"><text:span text:style-name="T3"/></text:p>
      <text:p text:style-name="P15"><text:span text:style-name="T3">Wanneer je deze code uitvoert krijg je een foutmelding 'prof.fullName is not a function'. De professionalName() functie wordt in de __proto__ property van prof gevonden en wordt uitgevoerd met resultaat “Dr. frank degroot”. Echter functie fullName() wordt via de prototype chain van 'prof' niet gevonden en dus komt de foutmelding. Dit komt omdat de overerving van fullName() nog niet is geïmplementeerd. Daarvoor is de Object.create() functie:</text:span></text:p>
      <text:p text:style-name="P15"><text:span text:style-name="T3"/></text:p>
      <text:p text:style-name="P6"><text:span text:style-name="T3"><text:tab/>Professional.prototype = Object.create(Person.prototype);</text:span></text:p>
      <text:p text:style-name="P6"><text:span text:style-name="T3"/></text:p>
      <text:p text:style-name="P15"><text:span text:style-name="T3">Hiermee wordt het prototype (__proto__ property) van Professional gelijk aan dat van Person.</text:span></text:p>
      <text:p text:style-name="P15"><text:span text:style-name="T3"/></text:p>
      <text:p text:style-name="P15"><text:span text:style-name="T3">Bekijk je dit in de debugger dan zie je dat de fullName() functie via-via de __proto__ property van de Professional pseudo class bereikbaar is (dit gaat een paar __proto__ lagen diep).</text:span></text:p>
      <text:p text:style-name="P15"><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meta:creation-date>2016-04-16T11:34:40</meta:creation-date>
    <dc:date>2016-04-20T08:59:25</dc:date>
    <dc:creator>Frank de Groot</dc:creator>
    <meta:editing-duration>P3DT21H24M45S</meta:editing-duration>
    <meta:editing-cycles>209</meta:editing-cycles>
    <meta:generator>OpenOffice/4.1.2$Unix OpenOffice.org_project/412m3$Build-9782</meta:generator>
    <meta:document-statistic meta:table-count="0" meta:image-count="0" meta:object-count="0" meta:page-count="20" meta:paragraph-count="532" meta:word-count="6022" meta:character-count="37178"/>
  </office:meta>
</office:document-meta>
</file>